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APL</text:p>
          </table:table-cell>
          <table:table-cell table:style-name="ce1" office:value-type="string" calcext:value-type="string">
            <text:p><text:a xlink:href="https://en.wikipedia.org/wiki/Apple_Inc." xlink:type="simple">Apple Inc.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BV</text:p>
          </table:table-cell>
          <table:table-cell table:style-name="ce1" office:value-type="string" calcext:value-type="string">
            <text:p><text:a xlink:href="https://en.wikipedia.org/wiki/AbbVie_Inc." xlink:type="simple">AbbVie Inc.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T</text:p>
          </table:table-cell>
          <table:table-cell table:style-name="ce1" office:value-type="string" calcext:value-type="string">
            <text:p><text:a xlink:href="https://en.wikipedia.org/wiki/Abbott_Laboratories" xlink:type="simple">Abbott Laboratories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N</text:p>
          </table:table-cell>
          <table:table-cell table:style-name="ce1" office:value-type="string" calcext:value-type="string">
            <text:p><text:a xlink:href="https://en.wikipedia.org/wiki/Accenture" xlink:type="simple">Accenture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BE</text:p>
          </table:table-cell>
          <table:table-cell table:style-name="ce1" office:value-type="string" calcext:value-type="string">
            <text:p><text:a xlink:href="https://en.wikipedia.org/wiki/Adobe_Inc." xlink:type="simple">Adobe Inc.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G</text:p>
          </table:table-cell>
          <table:table-cell table:style-name="ce1" office:value-type="string" calcext:value-type="string">
            <text:p><text:a xlink:href="https://en.wikipedia.org/wiki/American_International_Group" xlink:type="simple">American International Group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GN</text:p>
          </table:table-cell>
          <table:table-cell table:style-name="ce1" office:value-type="string" calcext:value-type="string">
            <text:p><text:a xlink:href="https://en.wikipedia.org/wiki/Amgen" xlink:type="simple">Amgen Inc.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T</text:p>
          </table:table-cell>
          <table:table-cell table:style-name="ce1" office:value-type="string" calcext:value-type="string">
            <text:p><text:a xlink:href="https://en.wikipedia.org/wiki/American_Tower" xlink:type="simple">American Tower</text:a></text:p>
          </table:table-cell>
          <table:table-cell office:value-type="string" calcext:value-type="string">
            <text:p>Real E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ZN</text:p>
          </table:table-cell>
          <table:table-cell table:style-name="ce1" office:value-type="string" calcext:value-type="string">
            <text:p><text:a xlink:href="https://en.wikipedia.org/wiki/Amazon.com" xlink:type="simple">Amazon.com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O</text:p>
          </table:table-cell>
          <table:table-cell table:style-name="ce1" office:value-type="string" calcext:value-type="string">
            <text:p><text:a xlink:href="https://en.wikipedia.org/wiki/Broadcom_Inc." xlink:type="simple">Broadcom Inc.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P</text:p>
          </table:table-cell>
          <table:table-cell table:style-name="ce1" office:value-type="string" calcext:value-type="string">
            <text:p><text:a xlink:href="https://en.wikipedia.org/wiki/American_Express" xlink:type="simple">American Express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</text:p>
          </table:table-cell>
          <table:table-cell table:style-name="ce1" office:value-type="string" calcext:value-type="string">
            <text:p><text:a xlink:href="https://en.wikipedia.org/wiki/Boeing" xlink:type="simple">Boeing Co.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C</text:p>
          </table:table-cell>
          <table:table-cell table:style-name="ce1" office:value-type="string" calcext:value-type="string">
            <text:p><text:a xlink:href="https://en.wikipedia.org/wiki/Bank_of_America" xlink:type="simple">Bank of America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IB</text:p>
          </table:table-cell>
          <table:table-cell table:style-name="ce1" office:value-type="string" calcext:value-type="string">
            <text:p><text:a xlink:href="https://en.wikipedia.org/wiki/Biogen" xlink:type="simple">Biogen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K</text:p>
          </table:table-cell>
          <table:table-cell table:style-name="ce1" office:value-type="string" calcext:value-type="string">
            <text:p><text:a xlink:href="https://en.wikipedia.org/wiki/The_Bank_of_New_York_Mellon" xlink:type="simple">The Bank of New York Mellon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KNG</text:p>
          </table:table-cell>
          <table:table-cell table:style-name="ce1" office:value-type="string" calcext:value-type="string">
            <text:p><text:a xlink:href="https://en.wikipedia.org/wiki/Booking_Holdings" xlink:type="simple">Booking Holdings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K</text:p>
          </table:table-cell>
          <table:table-cell table:style-name="ce1" office:value-type="string" calcext:value-type="string">
            <text:p><text:a xlink:href="https://en.wikipedia.org/wiki/BlackRock" xlink:type="simple">BlackRock Inc.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MY</text:p>
          </table:table-cell>
          <table:table-cell table:style-name="ce1" office:value-type="string" calcext:value-type="string">
            <text:p><text:a xlink:href="https://en.wikipedia.org/wiki/Bristol-Myers_Squibb" xlink:type="simple">Bristol-Myers Squibb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K.B</text:p>
          </table:table-cell>
          <table:table-cell table:style-name="ce1" office:value-type="string" calcext:value-type="string">
            <text:p><text:a xlink:href="https://en.wikipedia.org/wiki/Berkshire_Hathaway" xlink:type="simple">Berkshire Hathaway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table:style-name="ce1" office:value-type="string" calcext:value-type="string">
            <text:p><text:a xlink:href="https://en.wikipedia.org/wiki/Citigroup" xlink:type="simple">Citigroup Inc.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T</text:p>
          </table:table-cell>
          <table:table-cell table:style-name="ce1" office:value-type="string" calcext:value-type="string">
            <text:p><text:a xlink:href="https://en.wikipedia.org/wiki/Caterpillar_Inc." xlink:type="simple">Caterpillar Inc.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TR</text:p>
          </table:table-cell>
          <table:table-cell table:style-name="ce1" office:value-type="string" calcext:value-type="string">
            <text:p><text:a xlink:href="https://en.wikipedia.org/wiki/Charter_Communications" xlink:type="simple">Charter Communications</text:a>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table:style-name="ce1" office:value-type="string" calcext:value-type="string">
            <text:p><text:a xlink:href="https://en.wikipedia.org/wiki/Colgate-Palmolive" xlink:type="simple">Colgate-Palmolive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CSA</text:p>
          </table:table-cell>
          <table:table-cell table:style-name="ce1" office:value-type="string" calcext:value-type="string">
            <text:p><text:a xlink:href="https://en.wikipedia.org/wiki/Comcast" xlink:type="simple">Comcast Corp.</text:a>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</text:p>
          </table:table-cell>
          <table:table-cell table:style-name="ce1" office:value-type="string" calcext:value-type="string">
            <text:p><text:a xlink:href="https://en.wikipedia.org/wiki/Capital_One" xlink:type="simple">Capital One Financial Corp.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</text:p>
          </table:table-cell>
          <table:table-cell table:style-name="ce1" office:value-type="string" calcext:value-type="string">
            <text:p><text:a xlink:href="https://en.wikipedia.org/wiki/ConocoPhillips" xlink:type="simple">ConocoPhillips</text:a></text:p>
          </table:table-cell>
          <table:table-cell office:value-type="string" calcext:value-type="string">
            <text:p>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</text:p>
          </table:table-cell>
          <table:table-cell table:style-name="ce1" office:value-type="string" calcext:value-type="string">
            <text:p><text:a xlink:href="https://en.wikipedia.org/wiki/Costco_Wholesale_Corp." xlink:type="simple">Costco Wholesale Corp.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M</text:p>
          </table:table-cell>
          <table:table-cell table:style-name="ce1" office:value-type="string" calcext:value-type="string">
            <text:p><text:a xlink:href="https://en.wikipedia.org/wiki/Salesforce" xlink:type="simple">Salesforce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O</text:p>
          </table:table-cell>
          <table:table-cell table:style-name="ce1" office:value-type="string" calcext:value-type="string">
            <text:p><text:a xlink:href="https://en.wikipedia.org/wiki/Cisco_Systems" xlink:type="simple">Cisco Systems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VS</text:p>
          </table:table-cell>
          <table:table-cell table:style-name="ce1" office:value-type="string" calcext:value-type="string">
            <text:p><text:a xlink:href="https://en.wikipedia.org/wiki/CVS_Health" xlink:type="simple">CVS Health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VX</text:p>
          </table:table-cell>
          <table:table-cell table:style-name="ce1" office:value-type="string" calcext:value-type="string">
            <text:p><text:a xlink:href="https://en.wikipedia.org/wiki/Chevron_Corporation" xlink:type="simple">Chevron Corporation</text:a></text:p>
          </table:table-cell>
          <table:table-cell office:value-type="string" calcext:value-type="string">
            <text:p>Ener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D</text:p>
          </table:table-cell>
          <table:table-cell table:style-name="ce1" office:value-type="string" calcext:value-type="string">
            <text:p><text:a xlink:href="https://en.wikipedia.org/wiki/DuPont" xlink:type="simple">DuPont de Nemours Inc.</text:a></text:p>
          </table:table-cell>
          <table:table-cell office:value-type="string" calcext:value-type="string">
            <text:p>Mate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HR</text:p>
          </table:table-cell>
          <table:table-cell table:style-name="ce1" office:value-type="string" calcext:value-type="string">
            <text:p><text:a xlink:href="https://en.wikipedia.org/wiki/Danaher_Corporation" xlink:type="simple">Danaher Corporation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</text:p>
          </table:table-cell>
          <table:table-cell table:style-name="ce1" office:value-type="string" calcext:value-type="string">
            <text:p><text:a xlink:href="https://en.wikipedia.org/wiki/The_Walt_Disney_Company" xlink:type="simple">The Walt Disney Company</text:a>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W</text:p>
          </table:table-cell>
          <table:table-cell table:style-name="ce1" office:value-type="string" calcext:value-type="string">
            <text:p><text:a xlink:href="https://en.wikipedia.org/wiki/Dow_Inc." xlink:type="simple">Dow Inc.</text:a></text:p>
          </table:table-cell>
          <table:table-cell office:value-type="string" calcext:value-type="string">
            <text:p>Mate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K</text:p>
          </table:table-cell>
          <table:table-cell table:style-name="ce1" office:value-type="string" calcext:value-type="string">
            <text:p><text:a xlink:href="https://en.wikipedia.org/wiki/Duke_Energy" xlink:type="simple">Duke Energy</text:a></text:p>
          </table:table-cell>
          <table:table-cell office:value-type="string" calcext:value-type="string">
            <text:p>Utilit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R</text:p>
          </table:table-cell>
          <table:table-cell table:style-name="ce1" office:value-type="string" calcext:value-type="string">
            <text:p><text:a xlink:href="https://en.wikipedia.org/wiki/Emerson_Electric" xlink:type="simple">Emerson Electric Co.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</text:p>
          </table:table-cell>
          <table:table-cell table:style-name="ce1" office:value-type="string" calcext:value-type="string">
            <text:p><text:a xlink:href="https://en.wikipedia.org/wiki/Exelon" xlink:type="simple">Exelon</text:a></text:p>
          </table:table-cell>
          <table:table-cell office:value-type="string" calcext:value-type="string">
            <text:p>Ut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<text:a xlink:href="https://en.wikipedia.org/wiki/Ford_Motor_Company" xlink:type="simple">Ford Motor Company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</text:p>
          </table:table-cell>
          <table:table-cell table:style-name="ce1" office:value-type="string" calcext:value-type="string">
            <text:p><text:a xlink:href="https://en.wikipedia.org/wiki/Facebook,_Inc." xlink:type="simple">Facebook, Inc.</text:a>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DX</text:p>
          </table:table-cell>
          <table:table-cell table:style-name="ce1" office:value-type="string" calcext:value-type="string">
            <text:p><text:a xlink:href="https://en.wikipedia.org/wiki/FedEx" xlink:type="simple">FedEx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D</text:p>
          </table:table-cell>
          <table:table-cell table:style-name="ce1" office:value-type="string" calcext:value-type="string">
            <text:p><text:a xlink:href="https://en.wikipedia.org/wiki/General_Dynamics" xlink:type="simple">General Dynamics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</text:p>
          </table:table-cell>
          <table:table-cell table:style-name="ce1" office:value-type="string" calcext:value-type="string">
            <text:p><text:a xlink:href="https://en.wikipedia.org/wiki/General_Electric" xlink:type="simple">General Electric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D</text:p>
          </table:table-cell>
          <table:table-cell table:style-name="ce1" office:value-type="string" calcext:value-type="string">
            <text:p><text:a xlink:href="https://en.wikipedia.org/wiki/Gilead_Sciences" xlink:type="simple">Gilead Sciences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</text:p>
          </table:table-cell>
          <table:table-cell table:style-name="ce1" office:value-type="string" calcext:value-type="string">
            <text:p><text:a xlink:href="https://en.wikipedia.org/wiki/General_Motors" xlink:type="simple">General Motors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</text:p>
          </table:table-cell>
          <table:table-cell table:style-name="ce1" office:value-type="string" calcext:value-type="string">
            <text:p><text:a xlink:href="https://en.wikipedia.org/wiki/Alphabet_Inc." xlink:type="simple">Alphabet Inc.</text:a> (Class C)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</text:p>
          </table:table-cell>
          <table:table-cell table:style-name="ce1" office:value-type="string" calcext:value-type="string">
            <text:p><text:a xlink:href="https://en.wikipedia.org/wiki/Alphabet_Inc." xlink:type="simple">Alphabet Inc.</text:a> (Class A)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</text:p>
          </table:table-cell>
          <table:table-cell table:style-name="ce1" office:value-type="string" calcext:value-type="string">
            <text:p><text:a xlink:href="https://en.wikipedia.org/wiki/Goldman_Sachs" xlink:type="simple">Goldman Sachs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</text:p>
          </table:table-cell>
          <table:table-cell table:style-name="ce1" office:value-type="string" calcext:value-type="string">
            <text:p><text:a xlink:href="https://en.wikipedia.org/wiki/The_Home_Depot" xlink:type="simple">The Home Depot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N</text:p>
          </table:table-cell>
          <table:table-cell table:style-name="ce1" office:value-type="string" calcext:value-type="string">
            <text:p><text:a xlink:href="https://en.wikipedia.org/wiki/Honeywell" xlink:type="simple">Honeywell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</text:p>
          </table:table-cell>
          <table:table-cell table:style-name="ce1" office:value-type="string" calcext:value-type="string">
            <text:p><text:a xlink:href="https://en.wikipedia.org/wiki/IBM" xlink:type="simple">International Business Machines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C</text:p>
          </table:table-cell>
          <table:table-cell table:style-name="ce1" office:value-type="string" calcext:value-type="string">
            <text:p><text:a xlink:href="https://en.wikipedia.org/wiki/Intel" xlink:type="simple">Intel Corp.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NJ</text:p>
          </table:table-cell>
          <table:table-cell table:style-name="ce1" office:value-type="string" calcext:value-type="string">
            <text:p><text:a xlink:href="https://en.wikipedia.org/wiki/Johnson_%26_Johnson" xlink:type="simple">Johnson &amp; Johnson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PM</text:p>
          </table:table-cell>
          <table:table-cell table:style-name="ce1" office:value-type="string" calcext:value-type="string">
            <text:p><text:a xlink:href="https://en.wikipedia.org/wiki/JPMorgan_Chase_%26_Co." xlink:type="simple">JPMorgan Chase &amp; Co.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C</text:p>
          </table:table-cell>
          <table:table-cell table:style-name="ce1" office:value-type="string" calcext:value-type="string">
            <text:p><text:a xlink:href="https://en.wikipedia.org/wiki/Kraft_Heinz" xlink:type="simple">Kraft Heinz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</text:p>
          </table:table-cell>
          <table:table-cell table:style-name="ce1" office:value-type="string" calcext:value-type="string">
            <text:p><text:a xlink:href="https://en.wikipedia.org/wiki/The_Coca-Cola_Company" xlink:type="simple">The Coca-Cola Company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</text:p>
          </table:table-cell>
          <table:table-cell table:style-name="ce1" office:value-type="string" calcext:value-type="string">
            <text:p><text:a xlink:href="https://en.wikipedia.org/wiki/Linde_plc" xlink:type="simple">Linde plc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Y</text:p>
          </table:table-cell>
          <table:table-cell table:style-name="ce1" office:value-type="string" calcext:value-type="string">
            <text:p><text:a xlink:href="https://en.wikipedia.org/wiki/Eli_Lilly_and_Company" xlink:type="simple">Eli Lilly and Company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MT</text:p>
          </table:table-cell>
          <table:table-cell table:style-name="ce1" office:value-type="string" calcext:value-type="string">
            <text:p><text:a xlink:href="https://en.wikipedia.org/wiki/Lockheed_Martin" xlink:type="simple">Lockheed Martin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</text:p>
          </table:table-cell>
          <table:table-cell table:style-name="ce1" office:value-type="string" calcext:value-type="string">
            <text:p><text:a xlink:href="https://en.wikipedia.org/wiki/Lowe%27s" xlink:type="simple">Lowe's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</text:p>
          </table:table-cell>
          <table:table-cell table:style-name="ce1" office:value-type="string" calcext:value-type="string">
            <text:p><text:a xlink:href="https://en.wikipedia.org/wiki/Mastercard" xlink:type="simple">Mastercard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D</text:p>
          </table:table-cell>
          <table:table-cell table:style-name="ce1" office:value-type="string" calcext:value-type="string">
            <text:p><text:a xlink:href="https://en.wikipedia.org/wiki/McDonald%27s" xlink:type="simple">McDonald's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LZ</text:p>
          </table:table-cell>
          <table:table-cell table:style-name="ce1" office:value-type="string" calcext:value-type="string">
            <text:p><text:a xlink:href="https://en.wikipedia.org/wiki/Mondelēz_International" xlink:type="simple">Mondelēz International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DT</text:p>
          </table:table-cell>
          <table:table-cell table:style-name="ce1" office:value-type="string" calcext:value-type="string">
            <text:p><text:a xlink:href="https://en.wikipedia.org/wiki/Medtronic" xlink:type="simple">Medtronic plc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</text:p>
          </table:table-cell>
          <table:table-cell table:style-name="ce1" office:value-type="string" calcext:value-type="string">
            <text:p><text:a xlink:href="https://en.wikipedia.org/wiki/MetLife" xlink:type="simple">MetLife Inc.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MM</text:p>
          </table:table-cell>
          <table:table-cell table:style-name="ce1" office:value-type="string" calcext:value-type="string">
            <text:p><text:a xlink:href="https://en.wikipedia.org/wiki/3M" xlink:type="simple">3M Company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table:style-name="ce1" office:value-type="string" calcext:value-type="string">
            <text:p><text:a xlink:href="https://en.wikipedia.org/wiki/Altria" xlink:type="simple">Altria Group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RK</text:p>
          </table:table-cell>
          <table:table-cell table:style-name="ce1" office:value-type="string" calcext:value-type="string">
            <text:p><text:a xlink:href="https://en.wikipedia.org/wiki/Merck_%26_Co." xlink:type="simple">Merck &amp; Co.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S</text:p>
          </table:table-cell>
          <table:table-cell table:style-name="ce1" office:value-type="string" calcext:value-type="string">
            <text:p><text:a xlink:href="https://en.wikipedia.org/wiki/Morgan_Stanley" xlink:type="simple">Morgan Stanley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FT</text:p>
          </table:table-cell>
          <table:table-cell table:style-name="ce1" office:value-type="string" calcext:value-type="string">
            <text:p><text:a xlink:href="https://en.wikipedia.org/wiki/Microsoft" xlink:type="simple">Microsoft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E</text:p>
          </table:table-cell>
          <table:table-cell table:style-name="ce1" office:value-type="string" calcext:value-type="string">
            <text:p><text:a xlink:href="https://en.wikipedia.org/wiki/NextEra_Energy" xlink:type="simple">NextEra Energy</text:a></text:p>
          </table:table-cell>
          <table:table-cell office:value-type="string" calcext:value-type="string">
            <text:p>Ut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LX</text:p>
          </table:table-cell>
          <table:table-cell table:style-name="ce1" office:value-type="string" calcext:value-type="string">
            <text:p><text:a xlink:href="https://en.wikipedia.org/wiki/Netflix" xlink:type="simple">Netflix</text:a>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KE</text:p>
          </table:table-cell>
          <table:table-cell table:style-name="ce1" office:value-type="string" calcext:value-type="string">
            <text:p><text:a xlink:href="https://en.wikipedia.org/wiki/Nike,_Inc." xlink:type="simple">Nike, Inc.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DA</text:p>
          </table:table-cell>
          <table:table-cell table:style-name="ce1" office:value-type="string" calcext:value-type="string">
            <text:p><text:a xlink:href="https://en.wikipedia.org/wiki/Nvidia" xlink:type="simple">Nvidia Corporation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L</text:p>
          </table:table-cell>
          <table:table-cell table:style-name="ce1" office:value-type="string" calcext:value-type="string">
            <text:p><text:a xlink:href="https://en.wikipedia.org/wiki/Oracle_Corporation" xlink:type="simple">Oracle Corporation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</text:p>
          </table:table-cell>
          <table:table-cell table:style-name="ce1" office:value-type="string" calcext:value-type="string">
            <text:p><text:a xlink:href="https://en.wikipedia.org/wiki/PepsiCo" xlink:type="simple">PepsiCo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FE</text:p>
          </table:table-cell>
          <table:table-cell table:style-name="ce1" office:value-type="string" calcext:value-type="string">
            <text:p><text:a xlink:href="https://en.wikipedia.org/wiki/Pfizer" xlink:type="simple">Pfizer Inc.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table:style-name="ce1" office:value-type="string" calcext:value-type="string">
            <text:p><text:a xlink:href="https://en.wikipedia.org/wiki/Procter_%26_Gamble" xlink:type="simple">Procter &amp; Gamble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</text:p>
          </table:table-cell>
          <table:table-cell table:style-name="ce1" office:value-type="string" calcext:value-type="string">
            <text:p><text:a xlink:href="https://en.wikipedia.org/wiki/Philip_Morris_International" xlink:type="simple">Philip Morris International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PL</text:p>
          </table:table-cell>
          <table:table-cell table:style-name="ce1" office:value-type="string" calcext:value-type="string">
            <text:p><text:a xlink:href="https://en.wikipedia.org/wiki/PayPal" xlink:type="simple">PayPal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COM</text:p>
          </table:table-cell>
          <table:table-cell table:style-name="ce1" office:value-type="string" calcext:value-type="string">
            <text:p><text:a xlink:href="https://en.wikipedia.org/wiki/Qualcomm" xlink:type="simple">Qualcomm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TX</text:p>
          </table:table-cell>
          <table:table-cell table:style-name="ce1" office:value-type="string" calcext:value-type="string">
            <text:p><text:a xlink:href="https://en.wikipedia.org/wiki/Raytheon_Technologies" xlink:type="simple">Raytheon Technologies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UX</text:p>
          </table:table-cell>
          <table:table-cell table:style-name="ce1" office:value-type="string" calcext:value-type="string">
            <text:p><text:a xlink:href="https://en.wikipedia.org/wiki/Starbucks" xlink:type="simple">Starbucks Corp.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</text:p>
          </table:table-cell>
          <table:table-cell table:style-name="ce1" office:value-type="string" calcext:value-type="string">
            <text:p><text:a xlink:href="https://en.wikipedia.org/wiki/Southern_Company" xlink:type="simple">Southern Company</text:a></text:p>
          </table:table-cell>
          <table:table-cell office:value-type="string" calcext:value-type="string">
            <text:p>Utilit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G</text:p>
          </table:table-cell>
          <table:table-cell table:style-name="ce1" office:value-type="string" calcext:value-type="string">
            <text:p><text:a xlink:href="https://en.wikipedia.org/wiki/Simon_Property_Group" xlink:type="simple">Simon Property Group</text:a></text:p>
          </table:table-cell>
          <table:table-cell office:value-type="string" calcext:value-type="string">
            <text:p>Real E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string" calcext:value-type="string">
            <text:p><text:a xlink:href="https://en.wikipedia.org/wiki/AT%26T" xlink:type="simple">AT&amp;T Inc.</text:a>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T</text:p>
          </table:table-cell>
          <table:table-cell table:style-name="ce1" office:value-type="string" calcext:value-type="string">
            <text:p><text:a xlink:href="https://en.wikipedia.org/wiki/Target_Corporation" xlink:type="simple">Target Corporation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MO</text:p>
          </table:table-cell>
          <table:table-cell table:style-name="ce1" office:value-type="string" calcext:value-type="string">
            <text:p><text:a xlink:href="https://en.wikipedia.org/wiki/Thermo_Fisher_Scientific" xlink:type="simple">Thermo Fisher Scientific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US</text:p>
          </table:table-cell>
          <table:table-cell table:style-name="ce1" office:value-type="string" calcext:value-type="string">
            <text:p><text:a xlink:href="https://en.wikipedia.org/wiki/T-Mobile_US" xlink:type="simple">T-Mobile US</text:a>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LA</text:p>
          </table:table-cell>
          <table:table-cell table:style-name="ce1" office:value-type="string" calcext:value-type="string">
            <text:p><text:a xlink:href="https://en.wikipedia.org/wiki/Tesla,_Inc." xlink:type="simple">Tesla, Inc.</text:a></text:p>
          </table:table-cell>
          <table:table-cell office:value-type="string" calcext:value-type="string">
            <text:p>Consumer Discretio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N</text:p>
          </table:table-cell>
          <table:table-cell table:style-name="ce1" office:value-type="string" calcext:value-type="string">
            <text:p><text:a xlink:href="https://en.wikipedia.org/wiki/Texas_Instruments" xlink:type="simple">Texas Instruments</text:a></text:p>
          </table:table-cell>
          <table:table-cell office:value-type="string" calcext:value-type="string">
            <text:p>Information Technolo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H</text:p>
          </table:table-cell>
          <table:table-cell table:style-name="ce1" office:value-type="string" calcext:value-type="string">
            <text:p><text:a xlink:href="https://en.wikipedia.org/wiki/UnitedHealth_Group" xlink:type="simple">UnitedHealth Group</text:a></text:p>
          </table:table-cell>
          <table:table-cell office:value-type="string" calcext:value-type="string">
            <text:p>Health C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P</text:p>
          </table:table-cell>
          <table:table-cell table:style-name="ce1" office:value-type="string" calcext:value-type="string">
            <text:p><text:a xlink:href="https://en.wikipedia.org/wiki/Union_Pacific_Corporation" xlink:type="simple">Union Pacific Corporation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PS</text:p>
          </table:table-cell>
          <table:table-cell table:style-name="ce1" office:value-type="string" calcext:value-type="string">
            <text:p><text:a xlink:href="https://en.wikipedia.org/wiki/United_Parcel_Service" xlink:type="simple">United Parcel Service</text:a></text:p>
          </table:table-cell>
          <table:table-cell office:value-type="string" calcext:value-type="string">
            <text:p>Industr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B</text:p>
          </table:table-cell>
          <table:table-cell table:style-name="ce1" office:value-type="string" calcext:value-type="string">
            <text:p><text:a xlink:href="https://en.wikipedia.org/wiki/U.S._Bancorp" xlink:type="simple">U.S. Bancorp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</text:p>
          </table:table-cell>
          <table:table-cell table:style-name="ce1" office:value-type="string" calcext:value-type="string">
            <text:p><text:a xlink:href="https://en.wikipedia.org/wiki/Visa_Inc." xlink:type="simple">Visa Inc.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Z</text:p>
          </table:table-cell>
          <table:table-cell table:style-name="ce1" office:value-type="string" calcext:value-type="string">
            <text:p><text:a xlink:href="https://en.wikipedia.org/wiki/Verizon_Communications" xlink:type="simple">Verizon Communications</text:a></text:p>
          </table:table-cell>
          <table:table-cell office:value-type="string" calcext:value-type="string">
            <text:p>Communicatio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BA</text:p>
          </table:table-cell>
          <table:table-cell table:style-name="ce1" office:value-type="string" calcext:value-type="string">
            <text:p><text:a xlink:href="https://en.wikipedia.org/wiki/Walgreens_Boots_Alliance" xlink:type="simple">Walgreens Boots Alliance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FC</text:p>
          </table:table-cell>
          <table:table-cell table:style-name="ce1" office:value-type="string" calcext:value-type="string">
            <text:p><text:a xlink:href="https://en.wikipedia.org/wiki/Wells_Fargo" xlink:type="simple">Wells Fargo</text:a></text:p>
          </table:table-cell>
          <table:table-cell office:value-type="string" calcext:value-type="string">
            <text:p>Financ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MT</text:p>
          </table:table-cell>
          <table:table-cell table:style-name="ce1" office:value-type="string" calcext:value-type="string">
            <text:p><text:a xlink:href="https://en.wikipedia.org/wiki/Walmart" xlink:type="simple">Walmart</text:a></text:p>
          </table:table-cell>
          <table:table-cell office:value-type="string" calcext:value-type="string">
            <text:p>Consumer Sta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OM</text:p>
          </table:table-cell>
          <table:table-cell table:style-name="ce1" office:value-type="string" calcext:value-type="string">
            <text:p><text:a xlink:href="https://en.wikipedia.org/wiki/ExxonMobil" xlink:type="simple">Exxon Mobil Corp.</text:a></text:p>
          </table:table-cell>
          <table:table-cell office:value-type="string" calcext:value-type="string">
            <text:p>Energ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a xlink:href="https://www.nasdaq.com/market-activity/stocks/aapl" xlink:type="simple">AAPL</text:a></text:p>
          </table:table-cell>
          <table:table-cell office:value-type="string" calcext:value-type="string">
            <text:p><text:a xlink:href="https://www.nasdaq.com/market-activity/stocks/aapl" xlink:type="simple">Apple Inc. Common Stock</text:a></text:p>
          </table:table-cell>
          <table:table-cell office:value-type="float" office:value="2182597732600" calcext:value-type="float">
            <text:p>2182597732600</text:p>
          </table:table-cell>
          <table:table-cell table:style-name="ce3" office:value-type="string" calcext:value-type="string">
            <text:p>$125.89</text:p>
          </table:table-cell>
          <table:table-cell table:style-name="ce1" office:value-type="float" office:value="2.35" calcext:value-type="float">
            <text:p>2.35</text:p>
          </table:table-cell>
          <table:table-cell table:style-name="ce3" office:value-type="string" calcext:value-type="string">
            <text:p>+1.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dbe" xlink:type="simple">ADBE</text:a></text:p>
          </table:table-cell>
          <table:table-cell office:value-type="string" calcext:value-type="string">
            <text:p><text:a xlink:href="https://www.nasdaq.com/market-activity/stocks/adbe" xlink:type="simple">Adobe Inc. Common Stock</text:a></text:p>
          </table:table-cell>
          <table:table-cell office:value-type="float" office:value="241151000000" calcext:value-type="float">
            <text:p>241151000000</text:p>
          </table:table-cell>
          <table:table-cell table:style-name="ce3" office:value-type="string" calcext:value-type="string">
            <text:p>$504.50</text:p>
          </table:table-cell>
          <table:table-cell table:style-name="ce1" office:value-type="float" office:value="11.36" calcext:value-type="float">
            <text:p>11.36</text:p>
          </table:table-cell>
          <table:table-cell table:style-name="ce3" office:value-type="string" calcext:value-type="string">
            <text:p>+2.3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di" xlink:type="simple">ADI</text:a></text:p>
          </table:table-cell>
          <table:table-cell office:value-type="string" calcext:value-type="string">
            <text:p><text:a xlink:href="https://www.nasdaq.com/market-activity/stocks/adi" xlink:type="simple">Analog Devices, Inc. Common Stock</text:a></text:p>
          </table:table-cell>
          <table:table-cell office:value-type="float" office:value="61070361082" calcext:value-type="float">
            <text:p>61070361082</text:p>
          </table:table-cell>
          <table:table-cell table:style-name="ce3" office:value-type="string" calcext:value-type="string">
            <text:p>$165.58</text:p>
          </table:table-cell>
          <table:table-cell table:style-name="ce1" office:value-type="float" office:value="3.51" calcext:value-type="float">
            <text:p>3.51</text:p>
          </table:table-cell>
          <table:table-cell table:style-name="ce3" office:value-type="string" calcext:value-type="string">
            <text:p>+2.1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dp" xlink:type="simple">ADP</text:a></text:p>
          </table:table-cell>
          <table:table-cell office:value-type="string" calcext:value-type="string">
            <text:p><text:a xlink:href="https://www.nasdaq.com/market-activity/stocks/adp" xlink:type="simple">Automatic Data Processing, Inc. Common Stock</text:a></text:p>
          </table:table-cell>
          <table:table-cell office:value-type="float" office:value="84133482230" calcext:value-type="float">
            <text:p>84133482230</text:p>
          </table:table-cell>
          <table:table-cell table:style-name="ce3" office:value-type="string" calcext:value-type="string">
            <text:p>$197.72</text:p>
          </table:table-cell>
          <table:table-cell table:style-name="ce1" office:value-type="float" office:value="0.73" calcext:value-type="float">
            <text:p>0.73</text:p>
          </table:table-cell>
          <table:table-cell table:style-name="ce3" office:value-type="string" calcext:value-type="string">
            <text:p>+0.3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dsk" xlink:type="simple">ADSK</text:a></text:p>
          </table:table-cell>
          <table:table-cell office:value-type="string" calcext:value-type="string">
            <text:p><text:a xlink:href="https://www.nasdaq.com/market-activity/stocks/adsk" xlink:type="simple">Autodesk, Inc. Common Stock</text:a></text:p>
          </table:table-cell>
          <table:table-cell office:value-type="float" office:value="62669526616" calcext:value-type="float">
            <text:p>62669526616</text:p>
          </table:table-cell>
          <table:table-cell table:style-name="ce3" office:value-type="string" calcext:value-type="string">
            <text:p>$284.78</text:p>
          </table:table-cell>
          <table:table-cell table:style-name="ce1" office:value-type="float" office:value="10.31" calcext:value-type="float">
            <text:p>10.31</text:p>
          </table:table-cell>
          <table:table-cell table:style-name="ce3" office:value-type="string" calcext:value-type="string">
            <text:p>+3.7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ep" xlink:type="simple">AEP</text:a></text:p>
          </table:table-cell>
          <table:table-cell office:value-type="string" calcext:value-type="string">
            <text:p><text:a xlink:href="https://www.nasdaq.com/market-activity/stocks/aep" xlink:type="simple">American Electric Power Company, Inc. Common Stock</text:a></text:p>
          </table:table-cell>
          <table:table-cell office:value-type="float" office:value="42993526912" calcext:value-type="float">
            <text:p>42993526912</text:p>
          </table:table-cell>
          <table:table-cell table:style-name="ce3" office:value-type="string" calcext:value-type="string">
            <text:p>$86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3" office:value-type="string" calcext:value-type="string">
            <text:p>+0.0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lgn" xlink:type="simple">ALGN</text:a></text:p>
          </table:table-cell>
          <table:table-cell office:value-type="string" calcext:value-type="string">
            <text:p><text:a xlink:href="https://www.nasdaq.com/market-activity/stocks/algn" xlink:type="simple">Align Technology, Inc. Common Stock</text:a></text:p>
          </table:table-cell>
          <table:table-cell office:value-type="float" office:value="46085184451" calcext:value-type="float">
            <text:p>46085184451</text:p>
          </table:table-cell>
          <table:table-cell table:style-name="ce3" office:value-type="string" calcext:value-type="string">
            <text:p>$582.35</text:p>
          </table:table-cell>
          <table:table-cell table:style-name="ce1" office:value-type="float" office:value="15.39" calcext:value-type="float">
            <text:p>15.39</text:p>
          </table:table-cell>
          <table:table-cell table:style-name="ce3" office:value-type="string" calcext:value-type="string">
            <text:p>+2.7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lxn" xlink:type="simple">ALXN</text:a></text:p>
          </table:table-cell>
          <table:table-cell office:value-type="string" calcext:value-type="string">
            <text:p><text:a xlink:href="https://www.nasdaq.com/market-activity/stocks/alxn" xlink:type="simple">Alexion Pharmaceuticals, Inc. Common Stock</text:a></text:p>
          </table:table-cell>
          <table:table-cell office:value-type="float" office:value="39146926018" calcext:value-type="float">
            <text:p>39146926018</text:p>
          </table:table-cell>
          <table:table-cell table:style-name="ce3" office:value-type="string" calcext:value-type="string">
            <text:p>$177.12</text:p>
          </table:table-cell>
          <table:table-cell table:style-name="ce1" office:value-type="float" office:value="1.34" calcext:value-type="float">
            <text:p>1.34</text:p>
          </table:table-cell>
          <table:table-cell table:style-name="ce3" office:value-type="string" calcext:value-type="string">
            <text:p>+0.7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mat" xlink:type="simple">AMAT</text:a></text:p>
          </table:table-cell>
          <table:table-cell office:value-type="string" calcext:value-type="string">
            <text:p><text:a xlink:href="https://www.nasdaq.com/market-activity/stocks/amat" xlink:type="simple">Applied Materials, Inc. Common Stock</text:a></text:p>
          </table:table-cell>
          <table:table-cell office:value-type="float" office:value="127820208727" calcext:value-type="float">
            <text:p>127820208727</text:p>
          </table:table-cell>
          <table:table-cell table:style-name="ce3" office:value-type="string" calcext:value-type="string">
            <text:p>$139.85</text:p>
          </table:table-cell>
          <table:table-cell table:style-name="ce1" office:value-type="float" office:value="3.47" calcext:value-type="float">
            <text:p>3.47</text:p>
          </table:table-cell>
          <table:table-cell table:style-name="ce3" office:value-type="string" calcext:value-type="string">
            <text:p>+2.5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md" xlink:type="simple">AMD</text:a></text:p>
          </table:table-cell>
          <table:table-cell office:value-type="string" calcext:value-type="string">
            <text:p><text:a xlink:href="https://www.nasdaq.com/market-activity/stocks/amd" xlink:type="simple">Advanced Micro Devices, Inc. Common Stock</text:a></text:p>
          </table:table-cell>
          <table:table-cell office:value-type="float" office:value="99121411222" calcext:value-type="float">
            <text:p>99121411222</text:p>
          </table:table-cell>
          <table:table-cell table:style-name="ce3" office:value-type="string" calcext:value-type="string">
            <text:p>$81.58</text:p>
          </table:table-cell>
          <table:table-cell table:style-name="ce1" office:value-type="float" office:value="1.3" calcext:value-type="float">
            <text:p>1.3</text:p>
          </table:table-cell>
          <table:table-cell table:style-name="ce3" office:value-type="string" calcext:value-type="string">
            <text:p>+1.6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mgn" xlink:type="simple">AMGN</text:a></text:p>
          </table:table-cell>
          <table:table-cell office:value-type="string" calcext:value-type="string">
            <text:p><text:a xlink:href="https://www.nasdaq.com/market-activity/stocks/amgn" xlink:type="simple">Amgen Inc. Common Stock</text:a></text:p>
          </table:table-cell>
          <table:table-cell office:value-type="float" office:value="136083111584" calcext:value-type="float">
            <text:p>136083111584</text:p>
          </table:table-cell>
          <table:table-cell table:style-name="ce3" office:value-type="string" calcext:value-type="string">
            <text:p>$236.85</text:p>
          </table:table-cell>
          <table:table-cell table:style-name="ce1" office:value-type="float" office:value="1.11" calcext:value-type="float">
            <text:p>1.11</text:p>
          </table:table-cell>
          <table:table-cell table:style-name="ce3" office:value-type="string" calcext:value-type="string">
            <text:p>+0.4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mzn" xlink:type="simple">AMZN</text:a></text:p>
          </table:table-cell>
          <table:table-cell office:value-type="string" calcext:value-type="string">
            <text:p><text:a xlink:href="https://www.nasdaq.com/market-activity/stocks/amzn" xlink:type="simple">Amazon.com, Inc. Common Stock</text:a></text:p>
          </table:table-cell>
          <table:table-cell office:value-type="float" office:value="1616972848838" calcext:value-type="float">
            <text:p>1616972848838</text:p>
          </table:table-cell>
          <table:table-cell table:style-name="ce3" office:value-type="string" calcext:value-type="string">
            <text:p>$3206.22</text:p>
          </table:table-cell>
          <table:table-cell table:style-name="ce1" office:value-type="float" office:value="19.21" calcext:value-type="float">
            <text:p>19.21</text:p>
          </table:table-cell>
          <table:table-cell table:style-name="ce3" office:value-type="string" calcext:value-type="string">
            <text:p>+0.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nss" xlink:type="simple">ANSS</text:a></text:p>
          </table:table-cell>
          <table:table-cell office:value-type="string" calcext:value-type="string">
            <text:p><text:a xlink:href="https://www.nasdaq.com/market-activity/stocks/anss" xlink:type="simple">ANSYS, Inc. Common Stock</text:a></text:p>
          </table:table-cell>
          <table:table-cell office:value-type="float" office:value="29525209901" calcext:value-type="float">
            <text:p>29525209901</text:p>
          </table:table-cell>
          <table:table-cell table:style-name="ce3" office:value-type="string" calcext:value-type="string">
            <text:p>$338.78</text:p>
          </table:table-cell>
          <table:table-cell table:style-name="ce1" office:value-type="float" office:value="9.48" calcext:value-type="float">
            <text:p>9.48</text:p>
          </table:table-cell>
          <table:table-cell table:style-name="ce3" office:value-type="string" calcext:value-type="string">
            <text:p>+2.8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sml" xlink:type="simple">ASML</text:a></text:p>
          </table:table-cell>
          <table:table-cell office:value-type="string" calcext:value-type="string">
            <text:p><text:a xlink:href="https://www.nasdaq.com/market-activity/stocks/asml" xlink:type="simple">ASML Holding N.V. New York Registry Shares</text:a></text:p>
          </table:table-cell>
          <table:table-cell office:value-type="float" office:value="284604039432" calcext:value-type="float">
            <text:p>284604039432</text:p>
          </table:table-cell>
          <table:table-cell table:style-name="ce3" office:value-type="string" calcext:value-type="string">
            <text:p>$683.30</text:p>
          </table:table-cell>
          <table:table-cell table:style-name="ce1" office:value-type="float" office:value="17.41" calcext:value-type="float">
            <text:p>17.41</text:p>
          </table:table-cell>
          <table:table-cell table:style-name="ce3" office:value-type="string" calcext:value-type="string">
            <text:p>+2.6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tvi" xlink:type="simple">ATVI</text:a></text:p>
          </table:table-cell>
          <table:table-cell office:value-type="string" calcext:value-type="string">
            <text:p><text:a xlink:href="https://www.nasdaq.com/market-activity/stocks/atvi" xlink:type="simple">Activision Blizzard, Inc. Common Stock</text:a></text:p>
          </table:table-cell>
          <table:table-cell office:value-type="float" office:value="75246302942" calcext:value-type="float">
            <text:p>75246302942</text:p>
          </table:table-cell>
          <table:table-cell table:style-name="ce3" office:value-type="string" calcext:value-type="string">
            <text:p>$96.84</text:p>
          </table:table-cell>
          <table:table-cell table:style-name="ce1" office:value-type="float" office:value="1.86" calcext:value-type="float">
            <text:p>1.86</text:p>
          </table:table-cell>
          <table:table-cell table:style-name="ce3" office:value-type="string" calcext:value-type="string">
            <text:p>+1.9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avgo" xlink:type="simple">AVGO</text:a></text:p>
          </table:table-cell>
          <table:table-cell office:value-type="string" calcext:value-type="string">
            <text:p><text:a xlink:href="https://www.nasdaq.com/market-activity/stocks/avgo" xlink:type="simple">Broadcom Inc. Common Stock</text:a></text:p>
          </table:table-cell>
          <table:table-cell office:value-type="float" office:value="193943604850" calcext:value-type="float">
            <text:p>193943604850</text:p>
          </table:table-cell>
          <table:table-cell table:style-name="ce3" office:value-type="string" calcext:value-type="string">
            <text:p>$475.00</text:p>
          </table:table-cell>
          <table:table-cell table:style-name="ce1" office:value-type="float" office:value="10.2" calcext:value-type="float">
            <text:p>10.2</text:p>
          </table:table-cell>
          <table:table-cell table:style-name="ce3" office:value-type="string" calcext:value-type="string">
            <text:p>+2.1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bidu" xlink:type="simple">BIDU</text:a></text:p>
          </table:table-cell>
          <table:table-cell office:value-type="string" calcext:value-type="string">
            <text:p><text:a xlink:href="https://www.nasdaq.com/market-activity/stocks/bidu" xlink:type="simple">Baidu, Inc. ADS</text:a></text:p>
          </table:table-cell>
          <table:table-cell office:value-type="float" office:value="67064597794" calcext:value-type="float">
            <text:p>67064597794</text:p>
          </table:table-cell>
          <table:table-cell table:style-name="ce3" office:value-type="string" calcext:value-type="string">
            <text:p>$192.99</text:p>
          </table:table-cell>
          <table:table-cell table:style-name="ce1" office:value-type="float" office:value="3.02" calcext:value-type="float">
            <text:p>3.02</text:p>
          </table:table-cell>
          <table:table-cell table:style-name="ce3" office:value-type="string" calcext:value-type="string">
            <text:p>+1.5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biib" xlink:type="simple">BIIB</text:a></text:p>
          </table:table-cell>
          <table:table-cell office:value-type="string" calcext:value-type="string">
            <text:p><text:a xlink:href="https://www.nasdaq.com/market-activity/stocks/biib" xlink:type="simple">Biogen Inc. Common Stock</text:a></text:p>
          </table:table-cell>
          <table:table-cell office:value-type="float" office:value="43079736165" calcext:value-type="float">
            <text:p>43079736165</text:p>
          </table:table-cell>
          <table:table-cell table:style-name="ce3" office:value-type="string" calcext:value-type="string">
            <text:p>$286.14</text:p>
          </table:table-cell>
          <table:table-cell table:style-name="ce1" office:value-type="float" office:value="13.59" calcext:value-type="float">
            <text:p>13.59</text:p>
          </table:table-cell>
          <table:table-cell table:style-name="ce3" office:value-type="string" calcext:value-type="string">
            <text:p>+4.9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bkng" xlink:type="simple">BKNG</text:a></text:p>
          </table:table-cell>
          <table:table-cell office:value-type="string" calcext:value-type="string">
            <text:p><text:a xlink:href="https://www.nasdaq.com/market-activity/stocks/bkng" xlink:type="simple">Booking Holdings Inc. Common Stock</text:a></text:p>
          </table:table-cell>
          <table:table-cell office:value-type="float" office:value="95065588536" calcext:value-type="float">
            <text:p>95065588536</text:p>
          </table:table-cell>
          <table:table-cell table:style-name="ce3" office:value-type="string" calcext:value-type="string">
            <text:p>$2315.69</text:p>
          </table:table-cell>
          <table:table-cell table:style-name="ce1" office:value-type="float" office:value="19.88" calcext:value-type="float">
            <text:p>19.88</text:p>
          </table:table-cell>
          <table:table-cell table:style-name="ce3" office:value-type="string" calcext:value-type="string">
            <text:p>+0.8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dns" xlink:type="simple">CDNS</text:a></text:p>
          </table:table-cell>
          <table:table-cell office:value-type="string" calcext:value-type="string">
            <text:p><text:a xlink:href="https://www.nasdaq.com/market-activity/stocks/cdns" xlink:type="simple">Cadence Design Systems, Inc. Common Stock</text:a></text:p>
          </table:table-cell>
          <table:table-cell office:value-type="float" office:value="35270088750" calcext:value-type="float">
            <text:p>35270088750</text:p>
          </table:table-cell>
          <table:table-cell table:style-name="ce3" office:value-type="string" calcext:value-type="string">
            <text:p>$126.75</text:p>
          </table:table-cell>
          <table:table-cell table:style-name="ce1" office:value-type="float" office:value="2.81" calcext:value-type="float">
            <text:p>2.81</text:p>
          </table:table-cell>
          <table:table-cell table:style-name="ce3" office:value-type="string" calcext:value-type="string">
            <text:p>+2.2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dw" xlink:type="simple">CDW</text:a></text:p>
          </table:table-cell>
          <table:table-cell office:value-type="string" calcext:value-type="string">
            <text:p><text:a xlink:href="https://www.nasdaq.com/market-activity/stocks/cdw" xlink:type="simple">CDW Corporation Common Stock</text:a></text:p>
          </table:table-cell>
          <table:table-cell office:value-type="float" office:value="23482691082" calcext:value-type="float">
            <text:p>23482691082</text:p>
          </table:table-cell>
          <table:table-cell table:style-name="ce3" office:value-type="string" calcext:value-type="string">
            <text:p>$167.49</text:p>
          </table:table-cell>
          <table:table-cell table:style-name="ce1" office:value-type="float" office:value="2.21" calcext:value-type="float">
            <text:p>2.21</text:p>
          </table:table-cell>
          <table:table-cell table:style-name="ce3" office:value-type="string" calcext:value-type="string">
            <text:p>+1.3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ern" xlink:type="simple">CERN</text:a></text:p>
          </table:table-cell>
          <table:table-cell office:value-type="string" calcext:value-type="string">
            <text:p><text:a xlink:href="https://www.nasdaq.com/market-activity/stocks/cern" xlink:type="simple">Cerner Corporation Common Stock</text:a></text:p>
          </table:table-cell>
          <table:table-cell office:value-type="float" office:value="24210826414" calcext:value-type="float">
            <text:p>24210826414</text:p>
          </table:table-cell>
          <table:table-cell table:style-name="ce3" office:value-type="string" calcext:value-type="string">
            <text:p>$80.35</text:p>
          </table:table-cell>
          <table:table-cell table:style-name="ce1" office:value-type="float" office:value="0.09" calcext:value-type="float">
            <text:p>0.09</text:p>
          </table:table-cell>
          <table:table-cell table:style-name="ce3" office:value-type="string" calcext:value-type="string">
            <text:p>+0.1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hkp" xlink:type="simple">CHKP</text:a></text:p>
          </table:table-cell>
          <table:table-cell office:value-type="string" calcext:value-type="string">
            <text:p><text:a xlink:href="https://www.nasdaq.com/market-activity/stocks/chkp" xlink:type="simple">Check Point Software Technologies Ltd. Ordinary Shares</text:a></text:p>
          </table:table-cell>
          <table:table-cell office:value-type="float" office:value="16233526293" calcext:value-type="float">
            <text:p>16233526293</text:p>
          </table:table-cell>
          <table:table-cell table:style-name="ce3" office:value-type="string" calcext:value-type="string">
            <text:p>$119.99</text:p>
          </table:table-cell>
          <table:table-cell table:style-name="ce1" office:value-type="float" office:value="2.18" calcext:value-type="float">
            <text:p>2.18</text:p>
          </table:table-cell>
          <table:table-cell table:style-name="ce3" office:value-type="string" calcext:value-type="string">
            <text:p>+1.85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htr" xlink:type="simple">CHTR</text:a></text:p>
          </table:table-cell>
          <table:table-cell office:value-type="string" calcext:value-type="string">
            <text:p><text:a xlink:href="https://www.nasdaq.com/market-activity/stocks/chtr" xlink:type="simple">Charter Communications, Inc. Class A Common Stock New</text:a></text:p>
          </table:table-cell>
          <table:table-cell office:value-type="float" office:value="139874423179" calcext:value-type="float">
            <text:p>139874423179</text:p>
          </table:table-cell>
          <table:table-cell table:style-name="ce3" office:value-type="string" calcext:value-type="string">
            <text:p>$682.65</text:p>
          </table:table-cell>
          <table:table-cell table:style-name="ce1" office:value-type="float" office:value="7.01" calcext:value-type="float">
            <text:p>7.01</text:p>
          </table:table-cell>
          <table:table-cell table:style-name="ce3" office:value-type="string" calcext:value-type="string">
            <text:p>+1.0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mcsa" xlink:type="simple">CMCSA</text:a></text:p>
          </table:table-cell>
          <table:table-cell office:value-type="string" calcext:value-type="string">
            <text:p><text:a xlink:href="https://www.nasdaq.com/market-activity/stocks/cmcsa" xlink:type="simple">Comcast Corporation Class A Common Stock</text:a></text:p>
          </table:table-cell>
          <table:table-cell office:value-type="float" office:value="261874484115" calcext:value-type="float">
            <text:p>261874484115</text:p>
          </table:table-cell>
          <table:table-cell table:style-name="ce3" office:value-type="string" calcext:value-type="string">
            <text:p>$57.00</text:p>
          </table:table-cell>
          <table:table-cell table:style-name="ce1" office:value-type="float" office:value="0.61" calcext:value-type="float">
            <text:p>0.61</text:p>
          </table:table-cell>
          <table:table-cell table:style-name="ce3" office:value-type="string" calcext:value-type="string">
            <text:p>+1.0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ost" xlink:type="simple">COST</text:a></text:p>
          </table:table-cell>
          <table:table-cell office:value-type="string" calcext:value-type="string">
            <text:p><text:a xlink:href="https://www.nasdaq.com/market-activity/stocks/cost" xlink:type="simple">Costco Wholesale Corporation Common Stock</text:a></text:p>
          </table:table-cell>
          <table:table-cell office:value-type="float" office:value="171310614144" calcext:value-type="float">
            <text:p>171310614144</text:p>
          </table:table-cell>
          <table:table-cell table:style-name="ce3" office:value-type="string" calcext:value-type="string">
            <text:p>$387.52</text:p>
          </table:table-cell>
          <table:table-cell table:style-name="ce1" office:value-type="float" office:value="3.65" calcext:value-type="float">
            <text:p>3.65</text:p>
          </table:table-cell>
          <table:table-cell table:style-name="ce3" office:value-type="string" calcext:value-type="string">
            <text:p>+0.95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prt" xlink:type="simple">CPRT</text:a></text:p>
          </table:table-cell>
          <table:table-cell office:value-type="string" calcext:value-type="string">
            <text:p><text:a xlink:href="https://www.nasdaq.com/market-activity/stocks/cprt" xlink:type="simple">Copart, Inc. (DE) Common Stock</text:a></text:p>
          </table:table-cell>
          <table:table-cell office:value-type="float" office:value="29579409605" calcext:value-type="float">
            <text:p>29579409605</text:p>
          </table:table-cell>
          <table:table-cell table:style-name="ce3" office:value-type="string" calcext:value-type="string">
            <text:p>$125.03</text:p>
          </table:table-cell>
          <table:table-cell table:style-name="ce1" office:value-type="float" office:value="1.41" calcext:value-type="float">
            <text:p>1.41</text:p>
          </table:table-cell>
          <table:table-cell table:style-name="ce3" office:value-type="string" calcext:value-type="string">
            <text:p>+1.1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sco" xlink:type="simple">CSCO</text:a></text:p>
          </table:table-cell>
          <table:table-cell office:value-type="string" calcext:value-type="string">
            <text:p><text:a xlink:href="https://www.nasdaq.com/market-activity/stocks/csco" xlink:type="simple">Cisco Systems, Inc. Common Stock (DE)</text:a></text:p>
          </table:table-cell>
          <table:table-cell office:value-type="float" office:value="228271944526" calcext:value-type="float">
            <text:p>228271944526</text:p>
          </table:table-cell>
          <table:table-cell table:style-name="ce3" office:value-type="string" calcext:value-type="string">
            <text:p>$54.07</text:p>
          </table:table-cell>
          <table:table-cell table:style-name="ce1" office:value-type="float" office:value="0.74" calcext:value-type="float">
            <text:p>0.74</text:p>
          </table:table-cell>
          <table:table-cell table:style-name="ce3" office:value-type="string" calcext:value-type="string">
            <text:p>+1.3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sx" xlink:type="simple">CSX</text:a></text:p>
          </table:table-cell>
          <table:table-cell office:value-type="string" calcext:value-type="string">
            <text:p><text:a xlink:href="https://www.nasdaq.com/market-activity/stocks/csx" xlink:type="simple">CSX Corporation Common Stock</text:a></text:p>
          </table:table-cell>
          <table:table-cell office:value-type="float" office:value="75452209518" calcext:value-type="float">
            <text:p>75452209518</text:p>
          </table:table-cell>
          <table:table-cell table:style-name="ce3" office:value-type="string" calcext:value-type="string">
            <text:p>$99.62</text:p>
          </table:table-cell>
          <table:table-cell table:style-name="ce1" office:value-type="float" office:value="-0.08" calcext:value-type="float">
            <text:p>-0.08</text:p>
          </table:table-cell>
          <table:table-cell table:style-name="ce3" office:value-type="string" calcext:value-type="string">
            <text:p>-0.0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tas" xlink:type="simple">CTAS</text:a></text:p>
          </table:table-cell>
          <table:table-cell office:value-type="string" calcext:value-type="string">
            <text:p><text:a xlink:href="https://www.nasdaq.com/market-activity/stocks/ctas" xlink:type="simple">Cintas Corporation Common Stock</text:a></text:p>
          </table:table-cell>
          <table:table-cell office:value-type="float" office:value="36999735983" calcext:value-type="float">
            <text:p>36999735983</text:p>
          </table:table-cell>
          <table:table-cell table:style-name="ce3" office:value-type="string" calcext:value-type="string">
            <text:p>$352.20</text:p>
          </table:table-cell>
          <table:table-cell table:style-name="ce1" office:value-type="float" office:value="1.32" calcext:value-type="float">
            <text:p>1.32</text:p>
          </table:table-cell>
          <table:table-cell table:style-name="ce3" office:value-type="string" calcext:value-type="string">
            <text:p>+0.3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ctsh" xlink:type="simple">CTSH</text:a></text:p>
          </table:table-cell>
          <table:table-cell office:value-type="string" calcext:value-type="string">
            <text:p><text:a xlink:href="https://www.nasdaq.com/market-activity/stocks/ctsh" xlink:type="simple">Cognizant Technology Solutions Corporation Class A Common Stock</text:a></text:p>
          </table:table-cell>
          <table:table-cell office:value-type="float" office:value="37709949706" calcext:value-type="float">
            <text:p>37709949706</text:p>
          </table:table-cell>
          <table:table-cell table:style-name="ce3" office:value-type="string" calcext:value-type="string">
            <text:p>$71.50</text:p>
          </table:table-cell>
          <table:table-cell table:style-name="ce1" office:value-type="float" office:value="0.7" calcext:value-type="float">
            <text:p>0.7</text:p>
          </table:table-cell>
          <table:table-cell table:style-name="ce3" office:value-type="string" calcext:value-type="string">
            <text:p>+0.9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dltr" xlink:type="simple">DLTR</text:a></text:p>
          </table:table-cell>
          <table:table-cell office:value-type="string" calcext:value-type="string">
            <text:p><text:a xlink:href="https://www.nasdaq.com/market-activity/stocks/dltr" xlink:type="simple">Dollar Tree Inc. Common Stock</text:a></text:p>
          </table:table-cell>
          <table:table-cell office:value-type="float" office:value="23612904170" calcext:value-type="float">
            <text:p>23612904170</text:p>
          </table:table-cell>
          <table:table-cell table:style-name="ce3" office:value-type="string" calcext:value-type="string">
            <text:p>$101.80</text:p>
          </table:table-cell>
          <table:table-cell table:style-name="ce1" office:value-type="float" office:value="1.24" calcext:value-type="float">
            <text:p>1.24</text:p>
          </table:table-cell>
          <table:table-cell table:style-name="ce3" office:value-type="string" calcext:value-type="string">
            <text:p>+1.23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docu" xlink:type="simple">DOCU</text:a></text:p>
          </table:table-cell>
          <table:table-cell office:value-type="string" calcext:value-type="string">
            <text:p><text:a xlink:href="https://www.nasdaq.com/market-activity/stocks/docu" xlink:type="simple">DocuSign, Inc. Common Stock</text:a></text:p>
          </table:table-cell>
          <table:table-cell office:value-type="float" office:value="45378268496" calcext:value-type="float">
            <text:p>45378268496</text:p>
          </table:table-cell>
          <table:table-cell table:style-name="ce3" office:value-type="string" calcext:value-type="string">
            <text:p>$233.24</text:p>
          </table:table-cell>
          <table:table-cell table:style-name="ce1" office:value-type="float" office:value="38.49" calcext:value-type="float">
            <text:p>38.49</text:p>
          </table:table-cell>
          <table:table-cell table:style-name="ce3" office:value-type="string" calcext:value-type="string">
            <text:p>+19.7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dxcm" xlink:type="simple">DXCM</text:a></text:p>
          </table:table-cell>
          <table:table-cell office:value-type="string" calcext:value-type="string">
            <text:p><text:a xlink:href="https://www.nasdaq.com/market-activity/stocks/dxcm" xlink:type="simple">DexCom, Inc. Common Stock</text:a></text:p>
          </table:table-cell>
          <table:table-cell office:value-type="float" office:value="37029645830" calcext:value-type="float">
            <text:p>37029645830</text:p>
          </table:table-cell>
          <table:table-cell table:style-name="ce3" office:value-type="string" calcext:value-type="string">
            <text:p>$382.91</text:p>
          </table:table-cell>
          <table:table-cell table:style-name="ce1" office:value-type="float" office:value="6.17" calcext:value-type="float">
            <text:p>6.17</text:p>
          </table:table-cell>
          <table:table-cell table:style-name="ce3" office:value-type="string" calcext:value-type="string">
            <text:p>+1.6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ea" xlink:type="simple">EA</text:a></text:p>
          </table:table-cell>
          <table:table-cell office:value-type="string" calcext:value-type="string">
            <text:p><text:a xlink:href="https://www.nasdaq.com/market-activity/stocks/ea" xlink:type="simple">Electronic Arts Inc. Common Stock</text:a></text:p>
          </table:table-cell>
          <table:table-cell office:value-type="float" office:value="41557820667" calcext:value-type="float">
            <text:p>41557820667</text:p>
          </table:table-cell>
          <table:table-cell table:style-name="ce3" office:value-type="string" calcext:value-type="string">
            <text:p>$145.21</text:p>
          </table:table-cell>
          <table:table-cell table:style-name="ce1" office:value-type="float" office:value="3.22" calcext:value-type="float">
            <text:p>3.22</text:p>
          </table:table-cell>
          <table:table-cell table:style-name="ce3" office:value-type="string" calcext:value-type="string">
            <text:p>+2.2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ebay" xlink:type="simple">EBAY</text:a></text:p>
          </table:table-cell>
          <table:table-cell office:value-type="string" calcext:value-type="string">
            <text:p><text:a xlink:href="https://www.nasdaq.com/market-activity/stocks/ebay" xlink:type="simple">eBay Inc. Common Stock</text:a></text:p>
          </table:table-cell>
          <table:table-cell office:value-type="float" office:value="44438696516" calcext:value-type="float">
            <text:p>44438696516</text:p>
          </table:table-cell>
          <table:table-cell table:style-name="ce3" office:value-type="string" calcext:value-type="string">
            <text:p>$65.23</text:p>
          </table:table-cell>
          <table:table-cell table:style-name="ce1" office:value-type="float" office:value="1.16" calcext:value-type="float">
            <text:p>1.16</text:p>
          </table:table-cell>
          <table:table-cell table:style-name="ce3" office:value-type="string" calcext:value-type="string">
            <text:p>+1.8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exc" xlink:type="simple">EXC</text:a></text:p>
          </table:table-cell>
          <table:table-cell office:value-type="string" calcext:value-type="string">
            <text:p><text:a xlink:href="https://www.nasdaq.com/market-activity/stocks/exc" xlink:type="simple">Exelon Corporation Common Stock</text:a></text:p>
          </table:table-cell>
          <table:table-cell office:value-type="float" office:value="44559190716" calcext:value-type="float">
            <text:p>44559190716</text:p>
          </table:table-cell>
          <table:table-cell table:style-name="ce3" office:value-type="string" calcext:value-type="string">
            <text:p>$45.60</text:p>
          </table:table-cell>
          <table:table-cell table:style-name="ce1" office:value-type="float" office:value="-0.17" calcext:value-type="float">
            <text:p>-0.17</text:p>
          </table:table-cell>
          <table:table-cell table:style-name="ce3" office:value-type="string" calcext:value-type="string">
            <text:p>-0.3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fast" xlink:type="simple">FAST</text:a></text:p>
          </table:table-cell>
          <table:table-cell office:value-type="string" calcext:value-type="string">
            <text:p><text:a xlink:href="https://www.nasdaq.com/market-activity/stocks/fast" xlink:type="simple">Fastenal Company Common Stock</text:a></text:p>
          </table:table-cell>
          <table:table-cell office:value-type="float" office:value="30486726308" calcext:value-type="float">
            <text:p>30486726308</text:p>
          </table:table-cell>
          <table:table-cell table:style-name="ce3" office:value-type="string" calcext:value-type="string">
            <text:p>$53.07</text:p>
          </table:table-cell>
          <table:table-cell table:style-name="ce1" office:value-type="float" office:value="0.47" calcext:value-type="float">
            <text:p>0.47</text:p>
          </table:table-cell>
          <table:table-cell table:style-name="ce3" office:value-type="string" calcext:value-type="string">
            <text:p>+0.8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fb" xlink:type="simple">FB</text:a></text:p>
          </table:table-cell>
          <table:table-cell office:value-type="string" calcext:value-type="string">
            <text:p><text:a xlink:href="https://www.nasdaq.com/market-activity/stocks/fb" xlink:type="simple">Facebook, Inc. Class A Common Stock</text:a></text:p>
          </table:table-cell>
          <table:table-cell office:value-type="float" office:value="936695807912" calcext:value-type="float">
            <text:p>936695807912</text:p>
          </table:table-cell>
          <table:table-cell table:style-name="ce3" office:value-type="string" calcext:value-type="string">
            <text:p>$330.35</text:p>
          </table:table-cell>
          <table:table-cell table:style-name="ce1" office:value-type="float" office:value="4.31" calcext:value-type="float">
            <text:p>4.31</text:p>
          </table:table-cell>
          <table:table-cell table:style-name="ce3" office:value-type="string" calcext:value-type="string">
            <text:p>+1.3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fisv" xlink:type="simple">FISV</text:a></text:p>
          </table:table-cell>
          <table:table-cell office:value-type="string" calcext:value-type="string">
            <text:p><text:a xlink:href="https://www.nasdaq.com/market-activity/stocks/fisv" xlink:type="simple">Fiserv, Inc. Common Stock</text:a></text:p>
          </table:table-cell>
          <table:table-cell office:value-type="float" office:value="75044647919" calcext:value-type="float">
            <text:p>75044647919</text:p>
          </table:table-cell>
          <table:table-cell table:style-name="ce3" office:value-type="string" calcext:value-type="string">
            <text:p>$113.40</text:p>
          </table:table-cell>
          <table:table-cell table:style-name="ce1" office:value-type="float" office:value="0.34" calcext:value-type="float">
            <text:p>0.34</text:p>
          </table:table-cell>
          <table:table-cell table:style-name="ce3" office:value-type="string" calcext:value-type="string">
            <text:p>+0.3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fox" xlink:type="simple">FOX</text:a></text:p>
          </table:table-cell>
          <table:table-cell office:value-type="string" calcext:value-type="string">
            <text:p><text:a xlink:href="https://www.nasdaq.com/market-activity/stocks/fox" xlink:type="simple">Fox Corporation Class B Common Stock</text:a></text:p>
          </table:table-cell>
          <table:table-cell office:value-type="float" office:value="20696005413" calcext:value-type="float">
            <text:p>20696005413</text:p>
          </table:table-cell>
          <table:table-cell table:style-name="ce3" office:value-type="string" calcext:value-type="string">
            <text:p>$35.67</text:p>
          </table:table-cell>
          <table:table-cell table:style-name="ce1" office:value-type="float" office:value="0.51" calcext:value-type="float">
            <text:p>0.51</text:p>
          </table:table-cell>
          <table:table-cell table:style-name="ce3" office:value-type="string" calcext:value-type="string">
            <text:p>+1.45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foxa" xlink:type="simple">FOXA</text:a></text:p>
          </table:table-cell>
          <table:table-cell office:value-type="string" calcext:value-type="string">
            <text:p><text:a xlink:href="https://www.nasdaq.com/market-activity/stocks/foxa" xlink:type="simple">Fox Corporation Class A Common Stock</text:a></text:p>
          </table:table-cell>
          <table:table-cell office:value-type="float" office:value="21577920979" calcext:value-type="float">
            <text:p>21577920979</text:p>
          </table:table-cell>
          <table:table-cell table:style-name="ce3" office:value-type="string" calcext:value-type="string">
            <text:p>$37.19</text:p>
          </table:table-cell>
          <table:table-cell table:style-name="ce1" office:value-type="float" office:value="0.57" calcext:value-type="float">
            <text:p>0.57</text:p>
          </table:table-cell>
          <table:table-cell table:style-name="ce3" office:value-type="string" calcext:value-type="string">
            <text:p>+1.5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gild" xlink:type="simple">GILD</text:a></text:p>
          </table:table-cell>
          <table:table-cell office:value-type="string" calcext:value-type="string">
            <text:p><text:a xlink:href="https://www.nasdaq.com/market-activity/stocks/gild" xlink:type="simple">Gilead Sciences, Inc. Common Stock</text:a></text:p>
          </table:table-cell>
          <table:table-cell office:value-type="float" office:value="84569233733" calcext:value-type="float">
            <text:p>84569233733</text:p>
          </table:table-cell>
          <table:table-cell table:style-name="ce3" office:value-type="string" calcext:value-type="string">
            <text:p>$67.43</text:p>
          </table:table-cell>
          <table:table-cell table:style-name="ce1" office:value-type="float" office:value="0.95" calcext:value-type="float">
            <text:p>0.95</text:p>
          </table:table-cell>
          <table:table-cell table:style-name="ce3" office:value-type="string" calcext:value-type="string">
            <text:p>+1.43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goog" xlink:type="simple">GOOG</text:a></text:p>
          </table:table-cell>
          <table:table-cell office:value-type="string" calcext:value-type="string">
            <text:p><text:a xlink:href="https://www.nasdaq.com/market-activity/stocks/goog" xlink:type="simple">Alphabet Inc. Class C Capital Stock</text:a></text:p>
          </table:table-cell>
          <table:table-cell office:value-type="float" office:value="1643080781126" calcext:value-type="float">
            <text:p>1643080781126</text:p>
          </table:table-cell>
          <table:table-cell table:style-name="ce3" office:value-type="string" calcext:value-type="string">
            <text:p>$2451.76</text:p>
          </table:table-cell>
          <table:table-cell table:style-name="ce1" office:value-type="float" office:value="47.15" calcext:value-type="float">
            <text:p>47.15</text:p>
          </table:table-cell>
          <table:table-cell table:style-name="ce3" office:value-type="string" calcext:value-type="string">
            <text:p>+1.9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googl" xlink:type="simple">GOOGL</text:a></text:p>
          </table:table-cell>
          <table:table-cell office:value-type="string" calcext:value-type="string">
            <text:p><text:a xlink:href="https://www.nasdaq.com/market-activity/stocks/googl" xlink:type="simple">Alphabet Inc. Class A Common Stock</text:a></text:p>
          </table:table-cell>
          <table:table-cell office:value-type="float" office:value="1604083950011" calcext:value-type="float">
            <text:p>1604083950011</text:p>
          </table:table-cell>
          <table:table-cell table:style-name="ce3" office:value-type="string" calcext:value-type="string">
            <text:p>$2393.57</text:p>
          </table:table-cell>
          <table:table-cell table:style-name="ce1" office:value-type="float" office:value="45.99" calcext:value-type="float">
            <text:p>45.99</text:p>
          </table:table-cell>
          <table:table-cell table:style-name="ce3" office:value-type="string" calcext:value-type="string">
            <text:p>+1.9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idxx" xlink:type="simple">IDXX</text:a></text:p>
          </table:table-cell>
          <table:table-cell office:value-type="string" calcext:value-type="string">
            <text:p><text:a xlink:href="https://www.nasdaq.com/market-activity/stocks/idxx" xlink:type="simple">IDEXX Laboratories, Inc. Common Stock</text:a></text:p>
          </table:table-cell>
          <table:table-cell office:value-type="float" office:value="47617305967" calcext:value-type="float">
            <text:p>47617305967</text:p>
          </table:table-cell>
          <table:table-cell table:style-name="ce3" office:value-type="string" calcext:value-type="string">
            <text:p>$558.36</text:p>
          </table:table-cell>
          <table:table-cell table:style-name="ce1" office:value-type="float" office:value="8.06" calcext:value-type="float">
            <text:p>8.06</text:p>
          </table:table-cell>
          <table:table-cell table:style-name="ce3" office:value-type="string" calcext:value-type="string">
            <text:p>+1.4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ilmn" xlink:type="simple">ILMN</text:a></text:p>
          </table:table-cell>
          <table:table-cell office:value-type="string" calcext:value-type="string">
            <text:p><text:a xlink:href="https://www.nasdaq.com/market-activity/stocks/ilmn" xlink:type="simple">Illumina, Inc. Common Stock</text:a></text:p>
          </table:table-cell>
          <table:table-cell office:value-type="float" office:value="61045520000" calcext:value-type="float">
            <text:p>61045520000</text:p>
          </table:table-cell>
          <table:table-cell table:style-name="ce3" office:value-type="string" calcext:value-type="string">
            <text:p>$418.12</text:p>
          </table:table-cell>
          <table:table-cell table:style-name="ce1" office:value-type="float" office:value="13.54" calcext:value-type="float">
            <text:p>13.54</text:p>
          </table:table-cell>
          <table:table-cell table:style-name="ce3" office:value-type="string" calcext:value-type="string">
            <text:p>+3.35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incy" xlink:type="simple">INCY</text:a></text:p>
          </table:table-cell>
          <table:table-cell office:value-type="string" calcext:value-type="string">
            <text:p><text:a xlink:href="https://www.nasdaq.com/market-activity/stocks/incy" xlink:type="simple">Incyte Corp. Common Stock</text:a></text:p>
          </table:table-cell>
          <table:table-cell office:value-type="float" office:value="18326223338" calcext:value-type="float">
            <text:p>18326223338</text:p>
          </table:table-cell>
          <table:table-cell table:style-name="ce3" office:value-type="string" calcext:value-type="string">
            <text:p>$83.33</text:p>
          </table:table-cell>
          <table:table-cell table:style-name="ce1" office:value-type="float" office:value="0.43" calcext:value-type="float">
            <text:p>0.43</text:p>
          </table:table-cell>
          <table:table-cell table:style-name="ce3" office:value-type="string" calcext:value-type="string">
            <text:p>+0.5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intc" xlink:type="simple">INTC</text:a></text:p>
          </table:table-cell>
          <table:table-cell office:value-type="string" calcext:value-type="string">
            <text:p><text:a xlink:href="https://www.nasdaq.com/market-activity/stocks/intc" xlink:type="simple">Intel Corporation Common Stock</text:a></text:p>
          </table:table-cell>
          <table:table-cell office:value-type="float" office:value="231660060000" calcext:value-type="float">
            <text:p>231660060000</text:p>
          </table:table-cell>
          <table:table-cell table:style-name="ce3" office:value-type="string" calcext:value-type="string">
            <text:p>$57.37</text:p>
          </table:table-cell>
          <table:table-cell table:style-name="ce1" office:value-type="float" office:value="1.13" calcext:value-type="float">
            <text:p>1.13</text:p>
          </table:table-cell>
          <table:table-cell table:style-name="ce3" office:value-type="string" calcext:value-type="string">
            <text:p>+2.0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intu" xlink:type="simple">INTU</text:a></text:p>
          </table:table-cell>
          <table:table-cell office:value-type="string" calcext:value-type="string">
            <text:p><text:a xlink:href="https://www.nasdaq.com/market-activity/stocks/intu" xlink:type="simple">Intuit Inc. Common Stock</text:a></text:p>
          </table:table-cell>
          <table:table-cell office:value-type="float" office:value="126226652743" calcext:value-type="float">
            <text:p>126226652743</text:p>
          </table:table-cell>
          <table:table-cell table:style-name="ce3" office:value-type="string" calcext:value-type="string">
            <text:p>$461.93</text:p>
          </table:table-cell>
          <table:table-cell table:style-name="ce1" office:value-type="float" office:value="11.37" calcext:value-type="float">
            <text:p>11.37</text:p>
          </table:table-cell>
          <table:table-cell table:style-name="ce3" office:value-type="string" calcext:value-type="string">
            <text:p>+2.5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isrg" xlink:type="simple">ISRG</text:a></text:p>
          </table:table-cell>
          <table:table-cell office:value-type="string" calcext:value-type="string">
            <text:p><text:a xlink:href="https://www.nasdaq.com/market-activity/stocks/isrg" xlink:type="simple">Intuitive Surgical, Inc. Common Stock</text:a></text:p>
          </table:table-cell>
          <table:table-cell office:value-type="float" office:value="98454395728" calcext:value-type="float">
            <text:p>98454395728</text:p>
          </table:table-cell>
          <table:table-cell table:style-name="ce3" office:value-type="string" calcext:value-type="string">
            <text:p>$831.45</text:p>
          </table:table-cell>
          <table:table-cell table:style-name="ce1" office:value-type="float" office:value="14.8" calcext:value-type="float">
            <text:p>14.8</text:p>
          </table:table-cell>
          <table:table-cell table:style-name="ce3" office:value-type="string" calcext:value-type="string">
            <text:p>+1.8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jd" xlink:type="simple">JD</text:a></text:p>
          </table:table-cell>
          <table:table-cell office:value-type="string" calcext:value-type="string">
            <text:p><text:a xlink:href="https://www.nasdaq.com/market-activity/stocks/jd" xlink:type="simple">JD.com, Inc. American Depositary Shares</text:a></text:p>
          </table:table-cell>
          <table:table-cell office:value-type="float" office:value="117594258086" calcext:value-type="float">
            <text:p>117594258086</text:p>
          </table:table-cell>
          <table:table-cell table:style-name="ce3" office:value-type="string" calcext:value-type="string">
            <text:p>$75.43</text:p>
          </table:table-cell>
          <table:table-cell table:style-name="ce1" office:value-type="float" office:value="-0.09" calcext:value-type="float">
            <text:p>-0.09</text:p>
          </table:table-cell>
          <table:table-cell table:style-name="ce3" office:value-type="string" calcext:value-type="string">
            <text:p>-0.1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kdp" xlink:type="simple">KDP</text:a></text:p>
          </table:table-cell>
          <table:table-cell office:value-type="string" calcext:value-type="string">
            <text:p><text:a xlink:href="https://www.nasdaq.com/market-activity/stocks/kdp" xlink:type="simple">Keurig Dr Pepper Inc. Common Stock</text:a></text:p>
          </table:table-cell>
          <table:table-cell office:value-type="float" office:value="52315854639" calcext:value-type="float">
            <text:p>52315854639</text:p>
          </table:table-cell>
          <table:table-cell table:style-name="ce3" office:value-type="string" calcext:value-type="string">
            <text:p>$36.91</text:p>
          </table:table-cell>
          <table:table-cell table:style-name="ce1" office:value-type="float" office:value="-0.01" calcext:value-type="float">
            <text:p>-0.01</text:p>
          </table:table-cell>
          <table:table-cell table:style-name="ce3" office:value-type="string" calcext:value-type="string">
            <text:p>-0.03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khc" xlink:type="simple">KHC</text:a></text:p>
          </table:table-cell>
          <table:table-cell office:value-type="string" calcext:value-type="string">
            <text:p><text:a xlink:href="https://www.nasdaq.com/market-activity/stocks/khc" xlink:type="simple">The Kraft Heinz Company Common Stock</text:a></text:p>
          </table:table-cell>
          <table:table-cell office:value-type="float" office:value="53769557066" calcext:value-type="float">
            <text:p>53769557066</text:p>
          </table:table-cell>
          <table:table-cell table:style-name="ce3" office:value-type="string" calcext:value-type="string">
            <text:p>$43.96</text:p>
          </table:table-cell>
          <table:table-cell table:style-name="ce1" office:value-type="float" office:value="-0.03" calcext:value-type="float">
            <text:p>-0.03</text:p>
          </table:table-cell>
          <table:table-cell table:style-name="ce3" office:value-type="string" calcext:value-type="string">
            <text:p>-0.0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klac" xlink:type="simple">KLAC</text:a></text:p>
          </table:table-cell>
          <table:table-cell office:value-type="string" calcext:value-type="string">
            <text:p><text:a xlink:href="https://www.nasdaq.com/market-activity/stocks/klac" xlink:type="simple">KLA Corporation Common Stock</text:a></text:p>
          </table:table-cell>
          <table:table-cell office:value-type="float" office:value="48588792393" calcext:value-type="float">
            <text:p>48588792393</text:p>
          </table:table-cell>
          <table:table-cell table:style-name="ce3" office:value-type="string" calcext:value-type="string">
            <text:p>$316.99</text:p>
          </table:table-cell>
          <table:table-cell table:style-name="ce1" office:value-type="float" office:value="8.21" calcext:value-type="float">
            <text:p>8.21</text:p>
          </table:table-cell>
          <table:table-cell table:style-name="ce3" office:value-type="string" calcext:value-type="string">
            <text:p>+2.6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lrcx" xlink:type="simple">LRCX</text:a></text:p>
          </table:table-cell>
          <table:table-cell office:value-type="string" calcext:value-type="string">
            <text:p><text:a xlink:href="https://www.nasdaq.com/market-activity/stocks/lrcx" xlink:type="simple">Lam Research Corporation Common Stock</text:a></text:p>
          </table:table-cell>
          <table:table-cell office:value-type="float" office:value="93459883627" calcext:value-type="float">
            <text:p>93459883627</text:p>
          </table:table-cell>
          <table:table-cell table:style-name="ce3" office:value-type="string" calcext:value-type="string">
            <text:p>$655.31</text:p>
          </table:table-cell>
          <table:table-cell table:style-name="ce1" office:value-type="float" office:value="19.53" calcext:value-type="float">
            <text:p>19.53</text:p>
          </table:table-cell>
          <table:table-cell table:style-name="ce3" office:value-type="string" calcext:value-type="string">
            <text:p>+3.0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lulu" xlink:type="simple">LULU</text:a></text:p>
          </table:table-cell>
          <table:table-cell office:value-type="string" calcext:value-type="string">
            <text:p><text:a xlink:href="https://www.nasdaq.com/market-activity/stocks/lulu" xlink:type="simple">lululemon athletica inc. Common Stock</text:a></text:p>
          </table:table-cell>
          <table:table-cell office:value-type="float" office:value="44661031542" calcext:value-type="float">
            <text:p>44661031542</text:p>
          </table:table-cell>
          <table:table-cell table:style-name="ce3" office:value-type="string" calcext:value-type="string">
            <text:p>$329.52</text:p>
          </table:table-cell>
          <table:table-cell table:style-name="ce1" office:value-type="float" office:value="12.16" calcext:value-type="float">
            <text:p>12.16</text:p>
          </table:table-cell>
          <table:table-cell table:style-name="ce3" office:value-type="string" calcext:value-type="string">
            <text:p>+3.83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ar" xlink:type="simple">MAR</text:a></text:p>
          </table:table-cell>
          <table:table-cell office:value-type="string" calcext:value-type="string">
            <text:p><text:a xlink:href="https://www.nasdaq.com/market-activity/stocks/mar" xlink:type="simple">Marriott International Class A Common Stock</text:a></text:p>
          </table:table-cell>
          <table:table-cell office:value-type="float" office:value="46260210992" calcext:value-type="float">
            <text:p>46260210992</text:p>
          </table:table-cell>
          <table:table-cell table:style-name="ce3" office:value-type="string" calcext:value-type="string">
            <text:p>$142.06</text:p>
          </table:table-cell>
          <table:table-cell table:style-name="ce1" office:value-type="float" office:value="1.66" calcext:value-type="float">
            <text:p>1.66</text:p>
          </table:table-cell>
          <table:table-cell table:style-name="ce3" office:value-type="string" calcext:value-type="string">
            <text:p>+1.1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chp" xlink:type="simple">MCHP</text:a></text:p>
          </table:table-cell>
          <table:table-cell office:value-type="string" calcext:value-type="string">
            <text:p><text:a xlink:href="https://www.nasdaq.com/market-activity/stocks/mchp" xlink:type="simple">Microchip Technology Incorporated Common Stock</text:a></text:p>
          </table:table-cell>
          <table:table-cell office:value-type="float" office:value="42501310330" calcext:value-type="float">
            <text:p>42501310330</text:p>
          </table:table-cell>
          <table:table-cell table:style-name="ce3" office:value-type="string" calcext:value-type="string">
            <text:p>$155.38</text:p>
          </table:table-cell>
          <table:table-cell table:style-name="ce1" office:value-type="float" office:value="3.67" calcext:value-type="float">
            <text:p>3.67</text:p>
          </table:table-cell>
          <table:table-cell table:style-name="ce3" office:value-type="string" calcext:value-type="string">
            <text:p>+2.4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dlz" xlink:type="simple">MDLZ</text:a></text:p>
          </table:table-cell>
          <table:table-cell office:value-type="string" calcext:value-type="string">
            <text:p><text:a xlink:href="https://www.nasdaq.com/market-activity/stocks/mdlz" xlink:type="simple">Mondelez International, Inc. Class A Common Stock</text:a></text:p>
          </table:table-cell>
          <table:table-cell office:value-type="float" office:value="89929612560" calcext:value-type="float">
            <text:p>89929612560</text:p>
          </table:table-cell>
          <table:table-cell table:style-name="ce3" office:value-type="string" calcext:value-type="string">
            <text:p>$64.02</text:p>
          </table:table-cell>
          <table:table-cell table:style-name="ce1" office:value-type="float" office:value="0.28" calcext:value-type="float">
            <text:p>0.28</text:p>
          </table:table-cell>
          <table:table-cell table:style-name="ce3" office:value-type="string" calcext:value-type="string">
            <text:p>+0.4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eli" xlink:type="simple">MELI</text:a></text:p>
          </table:table-cell>
          <table:table-cell office:value-type="string" calcext:value-type="string">
            <text:p><text:a xlink:href="https://www.nasdaq.com/market-activity/stocks/meli" xlink:type="simple">MercadoLibre, Inc. Common Stock</text:a></text:p>
          </table:table-cell>
          <table:table-cell office:value-type="float" office:value="66075260649" calcext:value-type="float">
            <text:p>66075260649</text:p>
          </table:table-cell>
          <table:table-cell table:style-name="ce3" office:value-type="string" calcext:value-type="string">
            <text:p>$1325.42</text:p>
          </table:table-cell>
          <table:table-cell table:style-name="ce1" office:value-type="float" office:value="1.27" calcext:value-type="float">
            <text:p>1.27</text:p>
          </table:table-cell>
          <table:table-cell table:style-name="ce3" office:value-type="string" calcext:value-type="string">
            <text:p>+0.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nst" xlink:type="simple">MNST</text:a></text:p>
          </table:table-cell>
          <table:table-cell office:value-type="string" calcext:value-type="string">
            <text:p><text:a xlink:href="https://www.nasdaq.com/market-activity/stocks/mnst" xlink:type="simple">Monster Beverage Corporation</text:a></text:p>
          </table:table-cell>
          <table:table-cell office:value-type="float" office:value="50408978635" calcext:value-type="float">
            <text:p>50408978635</text:p>
          </table:table-cell>
          <table:table-cell table:style-name="ce3" office:value-type="string" calcext:value-type="string">
            <text:p>$95.37</text:p>
          </table:table-cell>
          <table:table-cell table:style-name="ce1" office:value-type="float" office:value="0.32" calcext:value-type="float">
            <text:p>0.32</text:p>
          </table:table-cell>
          <table:table-cell table:style-name="ce3" office:value-type="string" calcext:value-type="string">
            <text:p>+0.3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rna" xlink:type="simple">MRNA</text:a></text:p>
          </table:table-cell>
          <table:table-cell office:value-type="string" calcext:value-type="string">
            <text:p><text:a xlink:href="https://www.nasdaq.com/market-activity/stocks/mrna" xlink:type="simple">Moderna, Inc. Common Stock</text:a></text:p>
          </table:table-cell>
          <table:table-cell office:value-type="float" office:value="82742831479" calcext:value-type="float">
            <text:p>82742831479</text:p>
          </table:table-cell>
          <table:table-cell table:style-name="ce3" office:value-type="string" calcext:value-type="string">
            <text:p>$206.07</text:p>
          </table:table-cell>
          <table:table-cell table:style-name="ce1" office:value-type="float" office:value="10.85" calcext:value-type="float">
            <text:p>10.85</text:p>
          </table:table-cell>
          <table:table-cell table:style-name="ce3" office:value-type="string" calcext:value-type="string">
            <text:p>+5.5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rvl" xlink:type="simple">MRVL</text:a></text:p>
          </table:table-cell>
          <table:table-cell office:value-type="string" calcext:value-type="string">
            <text:p><text:a xlink:href="https://www.nasdaq.com/market-activity/stocks/mrvl" xlink:type="simple">Marvell Technology, Inc. Common Stock</text:a></text:p>
          </table:table-cell>
          <table:table-cell office:value-type="float" office:value="32906590000" calcext:value-type="float">
            <text:p>32906590000</text:p>
          </table:table-cell>
          <table:table-cell table:style-name="ce3" office:value-type="string" calcext:value-type="string">
            <text:p>$48.70</text:p>
          </table:table-cell>
          <table:table-cell table:style-name="ce1" office:value-type="float" office:value="1.52" calcext:value-type="float">
            <text:p>1.52</text:p>
          </table:table-cell>
          <table:table-cell table:style-name="ce3" office:value-type="string" calcext:value-type="string">
            <text:p>+3.2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sft" xlink:type="simple">MSFT</text:a></text:p>
          </table:table-cell>
          <table:table-cell office:value-type="string" calcext:value-type="string">
            <text:p><text:a xlink:href="https://www.nasdaq.com/market-activity/stocks/msft" xlink:type="simple">Microsoft Corporation Common Stock</text:a></text:p>
          </table:table-cell>
          <table:table-cell office:value-type="float" office:value="1888843581645" calcext:value-type="float">
            <text:p>1888843581645</text:p>
          </table:table-cell>
          <table:table-cell table:style-name="ce3" office:value-type="string" calcext:value-type="string">
            <text:p>$250.79</text:p>
          </table:table-cell>
          <table:table-cell table:style-name="ce1" office:value-type="float" office:value="5.08" calcext:value-type="float">
            <text:p>5.08</text:p>
          </table:table-cell>
          <table:table-cell table:style-name="ce3" office:value-type="string" calcext:value-type="string">
            <text:p>+2.0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tch" xlink:type="simple">MTCH</text:a></text:p>
          </table:table-cell>
          <table:table-cell office:value-type="string" calcext:value-type="string">
            <text:p><text:a xlink:href="https://www.nasdaq.com/market-activity/stocks/mtch" xlink:type="simple">Match Group, Inc. Common Stock</text:a></text:p>
          </table:table-cell>
          <table:table-cell office:value-type="float" office:value="37278976957" calcext:value-type="float">
            <text:p>37278976957</text:p>
          </table:table-cell>
          <table:table-cell table:style-name="ce3" office:value-type="string" calcext:value-type="string">
            <text:p>$137.93</text:p>
          </table:table-cell>
          <table:table-cell table:style-name="ce1" office:value-type="float" office:value="1.12" calcext:value-type="float">
            <text:p>1.12</text:p>
          </table:table-cell>
          <table:table-cell table:style-name="ce3" office:value-type="string" calcext:value-type="string">
            <text:p>+0.8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u" xlink:type="simple">MU</text:a></text:p>
          </table:table-cell>
          <table:table-cell office:value-type="string" calcext:value-type="string">
            <text:p><text:a xlink:href="https://www.nasdaq.com/market-activity/stocks/mu" xlink:type="simple">Micron Technology, Inc. Common Stock</text:a></text:p>
          </table:table-cell>
          <table:table-cell office:value-type="float" office:value="93929767389" calcext:value-type="float">
            <text:p>93929767389</text:p>
          </table:table-cell>
          <table:table-cell table:style-name="ce3" office:value-type="string" calcext:value-type="string">
            <text:p>$83.76</text:p>
          </table:table-cell>
          <table:table-cell table:style-name="ce1" office:value-type="float" office:value="1.73" calcext:value-type="float">
            <text:p>1.73</text:p>
          </table:table-cell>
          <table:table-cell table:style-name="ce3" office:value-type="string" calcext:value-type="string">
            <text:p>+2.1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mxim" xlink:type="simple">MXIM</text:a></text:p>
          </table:table-cell>
          <table:table-cell office:value-type="string" calcext:value-type="string">
            <text:p><text:a xlink:href="https://www.nasdaq.com/market-activity/stocks/mxim" xlink:type="simple">Maxim Integrated Products, Inc. Common Stock</text:a></text:p>
          </table:table-cell>
          <table:table-cell office:value-type="float" office:value="27488489079" calcext:value-type="float">
            <text:p>27488489079</text:p>
          </table:table-cell>
          <table:table-cell table:style-name="ce3" office:value-type="string" calcext:value-type="string">
            <text:p>$102.43</text:p>
          </table:table-cell>
          <table:table-cell table:style-name="ce1" office:value-type="float" office:value="2.24" calcext:value-type="float">
            <text:p>2.24</text:p>
          </table:table-cell>
          <table:table-cell table:style-name="ce3" office:value-type="string" calcext:value-type="string">
            <text:p>+2.2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nflx" xlink:type="simple">NFLX</text:a></text:p>
          </table:table-cell>
          <table:table-cell office:value-type="string" calcext:value-type="string">
            <text:p><text:a xlink:href="https://www.nasdaq.com/market-activity/stocks/nflx" xlink:type="simple">Netflix, Inc. Common Stock</text:a></text:p>
          </table:table-cell>
          <table:table-cell office:value-type="float" office:value="219369069609" calcext:value-type="float">
            <text:p>219369069609</text:p>
          </table:table-cell>
          <table:table-cell table:style-name="ce3" office:value-type="string" calcext:value-type="string">
            <text:p>$494.74</text:p>
          </table:table-cell>
          <table:table-cell table:style-name="ce1" office:value-type="float" office:value="5.31" calcext:value-type="float">
            <text:p>5.31</text:p>
          </table:table-cell>
          <table:table-cell table:style-name="ce3" office:value-type="string" calcext:value-type="string">
            <text:p>+1.0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ntes" xlink:type="simple">NTES</text:a></text:p>
          </table:table-cell>
          <table:table-cell office:value-type="string" calcext:value-type="string">
            <text:p><text:a xlink:href="https://www.nasdaq.com/market-activity/stocks/ntes" xlink:type="simple">NetEase, Inc. American Depositary Shares</text:a></text:p>
          </table:table-cell>
          <table:table-cell office:value-type="float" office:value="76787028790" calcext:value-type="float">
            <text:p>76787028790</text:p>
          </table:table-cell>
          <table:table-cell table:style-name="ce3" office:value-type="string" calcext:value-type="string">
            <text:p>$114.44</text:p>
          </table:table-cell>
          <table:table-cell table:style-name="ce1" office:value-type="float" office:value="0.78" calcext:value-type="float">
            <text:p>0.78</text:p>
          </table:table-cell>
          <table:table-cell table:style-name="ce3" office:value-type="string" calcext:value-type="string">
            <text:p>+0.6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nvda" xlink:type="simple">NVDA</text:a></text:p>
          </table:table-cell>
          <table:table-cell office:value-type="string" calcext:value-type="string">
            <text:p><text:a xlink:href="https://www.nasdaq.com/market-activity/stocks/nvda" xlink:type="simple">NVIDIA Corporation Common Stock</text:a></text:p>
          </table:table-cell>
          <table:table-cell office:value-type="float" office:value="438049990000" calcext:value-type="float">
            <text:p>438049990000</text:p>
          </table:table-cell>
          <table:table-cell table:style-name="ce3" office:value-type="string" calcext:value-type="string">
            <text:p>$703.13</text:p>
          </table:table-cell>
          <table:table-cell table:style-name="ce1" office:value-type="float" office:value="24.34" calcext:value-type="float">
            <text:p>24.34</text:p>
          </table:table-cell>
          <table:table-cell table:style-name="ce3" office:value-type="string" calcext:value-type="string">
            <text:p>+3.5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nxpi" xlink:type="simple">NXPI</text:a></text:p>
          </table:table-cell>
          <table:table-cell office:value-type="string" calcext:value-type="string">
            <text:p><text:a xlink:href="https://www.nasdaq.com/market-activity/stocks/nxpi" xlink:type="simple">NXP Semiconductors N.V. Common Stock</text:a></text:p>
          </table:table-cell>
          <table:table-cell office:value-type="float" office:value="55700859054" calcext:value-type="float">
            <text:p>55700859054</text:p>
          </table:table-cell>
          <table:table-cell table:style-name="ce3" office:value-type="string" calcext:value-type="string">
            <text:p>$202.00</text:p>
          </table:table-cell>
          <table:table-cell table:style-name="ce1" office:value-type="float" office:value="1.25" calcext:value-type="float">
            <text:p>1.25</text:p>
          </table:table-cell>
          <table:table-cell table:style-name="ce3" office:value-type="string" calcext:value-type="string">
            <text:p>+0.6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okta" xlink:type="simple">OKTA</text:a></text:p>
          </table:table-cell>
          <table:table-cell office:value-type="string" calcext:value-type="string">
            <text:p><text:a xlink:href="https://www.nasdaq.com/market-activity/stocks/okta" xlink:type="simple">Okta, Inc. Class A Common Stock</text:a></text:p>
          </table:table-cell>
          <table:table-cell office:value-type="float" office:value="32654611663" calcext:value-type="float">
            <text:p>32654611663</text:p>
          </table:table-cell>
          <table:table-cell table:style-name="ce3" office:value-type="string" calcext:value-type="string">
            <text:p>$213.36</text:p>
          </table:table-cell>
          <table:table-cell table:style-name="ce1" office:value-type="float" office:value="2.64" calcext:value-type="float">
            <text:p>2.64</text:p>
          </table:table-cell>
          <table:table-cell table:style-name="ce3" office:value-type="string" calcext:value-type="string">
            <text:p>+1.25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orly" xlink:type="simple">ORLY</text:a></text:p>
          </table:table-cell>
          <table:table-cell office:value-type="string" calcext:value-type="string">
            <text:p><text:a xlink:href="https://www.nasdaq.com/market-activity/stocks/orly" xlink:type="simple">O'Reilly Automotive, Inc. Common Stock</text:a></text:p>
          </table:table-cell>
          <table:table-cell office:value-type="float" office:value="36735790433" calcext:value-type="float">
            <text:p>36735790433</text:p>
          </table:table-cell>
          <table:table-cell table:style-name="ce3" office:value-type="string" calcext:value-type="string">
            <text:p>$526.59</text:p>
          </table:table-cell>
          <table:table-cell table:style-name="ce1" office:value-type="float" office:value="-1.71" calcext:value-type="float">
            <text:p>-1.71</text:p>
          </table:table-cell>
          <table:table-cell table:style-name="ce3" office:value-type="string" calcext:value-type="string">
            <text:p>-0.3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payx" xlink:type="simple">PAYX</text:a></text:p>
          </table:table-cell>
          <table:table-cell office:value-type="string" calcext:value-type="string">
            <text:p><text:a xlink:href="https://www.nasdaq.com/market-activity/stocks/payx" xlink:type="simple">Paychex, Inc. Common Stock</text:a></text:p>
          </table:table-cell>
          <table:table-cell office:value-type="float" office:value="36958528574" calcext:value-type="float">
            <text:p>36958528574</text:p>
          </table:table-cell>
          <table:table-cell table:style-name="ce3" office:value-type="string" calcext:value-type="string">
            <text:p>$102.56</text:p>
          </table:table-cell>
          <table:table-cell table:style-name="ce1" office:value-type="float" office:value="0.7" calcext:value-type="float">
            <text:p>0.7</text:p>
          </table:table-cell>
          <table:table-cell table:style-name="ce3" office:value-type="string" calcext:value-type="string">
            <text:p>+0.6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pcar" xlink:type="simple">PCAR</text:a></text:p>
          </table:table-cell>
          <table:table-cell office:value-type="string" calcext:value-type="string">
            <text:p><text:a xlink:href="https://www.nasdaq.com/market-activity/stocks/pcar" xlink:type="simple">PACCAR Inc. Common Stock</text:a></text:p>
          </table:table-cell>
          <table:table-cell office:value-type="float" office:value="32955556767" calcext:value-type="float">
            <text:p>32955556767</text:p>
          </table:table-cell>
          <table:table-cell table:style-name="ce3" office:value-type="string" calcext:value-type="string">
            <text:p>$94.93</text:p>
          </table:table-cell>
          <table:table-cell table:style-name="ce1" office:value-type="float" office:value="1.91" calcext:value-type="float">
            <text:p>1.91</text:p>
          </table:table-cell>
          <table:table-cell table:style-name="ce3" office:value-type="string" calcext:value-type="string">
            <text:p>+2.05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pdd" xlink:type="simple">PDD</text:a></text:p>
          </table:table-cell>
          <table:table-cell office:value-type="string" calcext:value-type="string">
            <text:p><text:a xlink:href="https://www.nasdaq.com/market-activity/stocks/pdd" xlink:type="simple">Pinduoduo Inc. American Depositary Shares</text:a></text:p>
          </table:table-cell>
          <table:table-cell office:value-type="float" office:value="165647180828" calcext:value-type="float">
            <text:p>165647180828</text:p>
          </table:table-cell>
          <table:table-cell table:style-name="ce3" office:value-type="string" calcext:value-type="string">
            <text:p>$132.17</text:p>
          </table:table-cell>
          <table:table-cell table:style-name="ce1" office:value-type="float" office:value="-1.28" calcext:value-type="float">
            <text:p>-1.28</text:p>
          </table:table-cell>
          <table:table-cell table:style-name="ce3" office:value-type="string" calcext:value-type="string">
            <text:p>-0.96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pep" xlink:type="simple">PEP</text:a></text:p>
          </table:table-cell>
          <table:table-cell office:value-type="string" calcext:value-type="string">
            <text:p><text:a xlink:href="https://www.nasdaq.com/market-activity/stocks/pep" xlink:type="simple">PepsiCo, Inc. Common Stock</text:a></text:p>
          </table:table-cell>
          <table:table-cell office:value-type="float" office:value="204260366070" calcext:value-type="float">
            <text:p>204260366070</text:p>
          </table:table-cell>
          <table:table-cell table:style-name="ce3" office:value-type="string" calcext:value-type="string">
            <text:p>$147.84</text:p>
          </table:table-cell>
          <table:table-cell table:style-name="ce1" office:value-type="float" office:value="0.17" calcext:value-type="float">
            <text:p>0.17</text:p>
          </table:table-cell>
          <table:table-cell table:style-name="ce3" office:value-type="string" calcext:value-type="string">
            <text:p>+0.12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pton" xlink:type="simple">PTON</text:a></text:p>
          </table:table-cell>
          <table:table-cell office:value-type="string" calcext:value-type="string">
            <text:p><text:a xlink:href="https://www.nasdaq.com/market-activity/stocks/pton" xlink:type="simple">Peloton Interactive, Inc. Class A Common Stock</text:a></text:p>
          </table:table-cell>
          <table:table-cell office:value-type="float" office:value="30727190052" calcext:value-type="float">
            <text:p>30727190052</text:p>
          </table:table-cell>
          <table:table-cell table:style-name="ce3" office:value-type="string" calcext:value-type="string">
            <text:p>$103.01</text:p>
          </table:table-cell>
          <table:table-cell table:style-name="ce1" office:value-type="float" office:value="-0.09" calcext:value-type="float">
            <text:p>-0.09</text:p>
          </table:table-cell>
          <table:table-cell table:style-name="ce3" office:value-type="string" calcext:value-type="string">
            <text:p>-0.0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pypl" xlink:type="simple">PYPL</text:a></text:p>
          </table:table-cell>
          <table:table-cell office:value-type="string" calcext:value-type="string">
            <text:p><text:a xlink:href="https://www.nasdaq.com/market-activity/stocks/pypl" xlink:type="simple">PayPal Holdings, Inc. Common Stock</text:a></text:p>
          </table:table-cell>
          <table:table-cell office:value-type="float" office:value="309000467324" calcext:value-type="float">
            <text:p>309000467324</text:p>
          </table:table-cell>
          <table:table-cell table:style-name="ce3" office:value-type="string" calcext:value-type="string">
            <text:p>$263.04</text:p>
          </table:table-cell>
          <table:table-cell table:style-name="ce1" office:value-type="float" office:value="5.25" calcext:value-type="float">
            <text:p>5.25</text:p>
          </table:table-cell>
          <table:table-cell table:style-name="ce3" office:value-type="string" calcext:value-type="string">
            <text:p>+2.0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qcom" xlink:type="simple">QCOM</text:a></text:p>
          </table:table-cell>
          <table:table-cell office:value-type="string" calcext:value-type="string">
            <text:p><text:a xlink:href="https://www.nasdaq.com/market-activity/stocks/qcom" xlink:type="simple">QUALCOMM Incorporated Common Stock</text:a></text:p>
          </table:table-cell>
          <table:table-cell office:value-type="float" office:value="151535520000" calcext:value-type="float">
            <text:p>151535520000</text:p>
          </table:table-cell>
          <table:table-cell table:style-name="ce3" office:value-type="string" calcext:value-type="string">
            <text:p>$134.34</text:p>
          </table:table-cell>
          <table:table-cell table:style-name="ce1" office:value-type="float" office:value="2.56" calcext:value-type="float">
            <text:p>2.56</text:p>
          </table:table-cell>
          <table:table-cell table:style-name="ce3" office:value-type="string" calcext:value-type="string">
            <text:p>+1.9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regn" xlink:type="simple">REGN</text:a></text:p>
          </table:table-cell>
          <table:table-cell office:value-type="string" calcext:value-type="string">
            <text:p><text:a xlink:href="https://www.nasdaq.com/market-activity/stocks/regn" xlink:type="simple">Regeneron Pharmaceuticals, Inc. Common Stock</text:a></text:p>
          </table:table-cell>
          <table:table-cell office:value-type="float" office:value="54538708341" calcext:value-type="float">
            <text:p>54538708341</text:p>
          </table:table-cell>
          <table:table-cell table:style-name="ce3" office:value-type="string" calcext:value-type="string">
            <text:p>$511.89</text:p>
          </table:table-cell>
          <table:table-cell table:style-name="ce1" office:value-type="float" office:value="6.23" calcext:value-type="float">
            <text:p>6.23</text:p>
          </table:table-cell>
          <table:table-cell table:style-name="ce3" office:value-type="string" calcext:value-type="string">
            <text:p>+1.23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rost" xlink:type="simple">ROST</text:a></text:p>
          </table:table-cell>
          <table:table-cell office:value-type="string" calcext:value-type="string">
            <text:p><text:a xlink:href="https://www.nasdaq.com/market-activity/stocks/rost" xlink:type="simple">Ross Stores, Inc. Common Stock</text:a></text:p>
          </table:table-cell>
          <table:table-cell office:value-type="float" office:value="42604370051" calcext:value-type="float">
            <text:p>42604370051</text:p>
          </table:table-cell>
          <table:table-cell table:style-name="ce3" office:value-type="string" calcext:value-type="string">
            <text:p>$119.47</text:p>
          </table:table-cell>
          <table:table-cell table:style-name="ce1" office:value-type="float" office:value="-0.01" calcext:value-type="float">
            <text:p>-0.01</text:p>
          </table:table-cell>
          <table:table-cell table:style-name="ce3" office:value-type="string" calcext:value-type="string">
            <text:p>-0.0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sbux" xlink:type="simple">SBUX</text:a></text:p>
          </table:table-cell>
          <table:table-cell office:value-type="string" calcext:value-type="string">
            <text:p><text:a xlink:href="https://www.nasdaq.com/market-activity/stocks/sbux" xlink:type="simple">Starbucks Corporation Common Stock</text:a></text:p>
          </table:table-cell>
          <table:table-cell office:value-type="float" office:value="131957817000" calcext:value-type="float">
            <text:p>131957817000</text:p>
          </table:table-cell>
          <table:table-cell table:style-name="ce3" office:value-type="string" calcext:value-type="string">
            <text:p>$111.99</text:p>
          </table:table-cell>
          <table:table-cell table:style-name="ce1" office:value-type="float" office:value="0.87" calcext:value-type="float">
            <text:p>0.87</text:p>
          </table:table-cell>
          <table:table-cell table:style-name="ce3" office:value-type="string" calcext:value-type="string">
            <text:p>+0.7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sgen" xlink:type="simple">SGEN</text:a></text:p>
          </table:table-cell>
          <table:table-cell office:value-type="string" calcext:value-type="string">
            <text:p><text:a xlink:href="https://www.nasdaq.com/market-activity/stocks/sgen" xlink:type="simple">Seagen Inc. Common Stock</text:a></text:p>
          </table:table-cell>
          <table:table-cell office:value-type="float" office:value="26913050371" calcext:value-type="float">
            <text:p>26913050371</text:p>
          </table:table-cell>
          <table:table-cell table:style-name="ce3" office:value-type="string" calcext:value-type="string">
            <text:p>$148.30</text:p>
          </table:table-cell>
          <table:table-cell table:style-name="ce1" office:value-type="float" office:value="1.3" calcext:value-type="float">
            <text:p>1.3</text:p>
          </table:table-cell>
          <table:table-cell table:style-name="ce3" office:value-type="string" calcext:value-type="string">
            <text:p>+0.8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siri" xlink:type="simple">SIRI</text:a></text:p>
          </table:table-cell>
          <table:table-cell office:value-type="string" calcext:value-type="string">
            <text:p><text:a xlink:href="https://www.nasdaq.com/market-activity/stocks/siri" xlink:type="simple">Sirius XM Holdings Inc. Common Stock</text:a></text:p>
          </table:table-cell>
          <table:table-cell office:value-type="float" office:value="26467256402" calcext:value-type="float">
            <text:p>26467256402</text:p>
          </table:table-cell>
          <table:table-cell table:style-name="ce3" office:value-type="string" calcext:value-type="string">
            <text:p>$6.47</text:p>
          </table:table-cell>
          <table:table-cell table:style-name="ce1" office:value-type="float" office:value="0.09" calcext:value-type="float">
            <text:p>0.09</text:p>
          </table:table-cell>
          <table:table-cell table:style-name="ce3" office:value-type="string" calcext:value-type="string">
            <text:p>+1.4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snps" xlink:type="simple">SNPS</text:a></text:p>
          </table:table-cell>
          <table:table-cell office:value-type="string" calcext:value-type="string">
            <text:p><text:a xlink:href="https://www.nasdaq.com/market-activity/stocks/snps" xlink:type="simple">Synopsys, Inc. Common Stock</text:a></text:p>
          </table:table-cell>
          <table:table-cell office:value-type="float" office:value="39040866436" calcext:value-type="float">
            <text:p>39040866436</text:p>
          </table:table-cell>
          <table:table-cell table:style-name="ce3" office:value-type="string" calcext:value-type="string">
            <text:p>$255.88</text:p>
          </table:table-cell>
          <table:table-cell table:style-name="ce1" office:value-type="float" office:value="5.29" calcext:value-type="float">
            <text:p>5.29</text:p>
          </table:table-cell>
          <table:table-cell table:style-name="ce3" office:value-type="string" calcext:value-type="string">
            <text:p>+2.1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splk" xlink:type="simple">SPLK</text:a></text:p>
          </table:table-cell>
          <table:table-cell office:value-type="string" calcext:value-type="string">
            <text:p><text:a xlink:href="https://www.nasdaq.com/market-activity/stocks/splk" xlink:type="simple">Splunk Inc. Common Stock</text:a></text:p>
          </table:table-cell>
          <table:table-cell office:value-type="float" office:value="18424298910" calcext:value-type="float">
            <text:p>18424298910</text:p>
          </table:table-cell>
          <table:table-cell table:style-name="ce3" office:value-type="string" calcext:value-type="string">
            <text:p>$112.41</text:p>
          </table:table-cell>
          <table:table-cell table:style-name="ce1" office:value-type="float" office:value="0.43" calcext:value-type="float">
            <text:p>0.43</text:p>
          </table:table-cell>
          <table:table-cell table:style-name="ce3" office:value-type="string" calcext:value-type="string">
            <text:p>+0.3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swks" xlink:type="simple">SWKS</text:a></text:p>
          </table:table-cell>
          <table:table-cell office:value-type="string" calcext:value-type="string">
            <text:p><text:a xlink:href="https://www.nasdaq.com/market-activity/stocks/swks" xlink:type="simple">Skyworks Solutions, Inc. Common Stock</text:a></text:p>
          </table:table-cell>
          <table:table-cell office:value-type="float" office:value="28133418378" calcext:value-type="float">
            <text:p>28133418378</text:p>
          </table:table-cell>
          <table:table-cell table:style-name="ce3" office:value-type="string" calcext:value-type="string">
            <text:p>$170.41</text:p>
          </table:table-cell>
          <table:table-cell table:style-name="ce1" office:value-type="float" office:value="3.18" calcext:value-type="float">
            <text:p>3.18</text:p>
          </table:table-cell>
          <table:table-cell table:style-name="ce3" office:value-type="string" calcext:value-type="string">
            <text:p>+1.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tcom" xlink:type="simple">TCOM</text:a></text:p>
          </table:table-cell>
          <table:table-cell office:value-type="string" calcext:value-type="string">
            <text:p><text:a xlink:href="https://www.nasdaq.com/market-activity/stocks/tcom" xlink:type="simple">Trip.com Group Limited American Depositary Shares</text:a></text:p>
          </table:table-cell>
          <table:table-cell office:value-type="float" office:value="25013789607" calcext:value-type="float">
            <text:p>25013789607</text:p>
          </table:table-cell>
          <table:table-cell table:style-name="ce3" office:value-type="string" calcext:value-type="string">
            <text:p>$39.24</text:p>
          </table:table-cell>
          <table:table-cell table:style-name="ce1" office:value-type="float" office:value="0.05" calcext:value-type="float">
            <text:p>0.05</text:p>
          </table:table-cell>
          <table:table-cell table:style-name="ce3" office:value-type="string" calcext:value-type="string">
            <text:p>+0.13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team" xlink:type="simple">TEAM</text:a></text:p>
          </table:table-cell>
          <table:table-cell office:value-type="string" calcext:value-type="string">
            <text:p><text:a xlink:href="https://www.nasdaq.com/market-activity/stocks/team" xlink:type="simple">Atlassian Corporation Plc Class A Ordinary Shares</text:a></text:p>
          </table:table-cell>
          <table:table-cell office:value-type="float" office:value="56483952608" calcext:value-type="float">
            <text:p>56483952608</text:p>
          </table:table-cell>
          <table:table-cell table:style-name="ce3" office:value-type="string" calcext:value-type="string">
            <text:p>$225.88</text:p>
          </table:table-cell>
          <table:table-cell table:style-name="ce1" office:value-type="float" office:value="4.51" calcext:value-type="float">
            <text:p>4.51</text:p>
          </table:table-cell>
          <table:table-cell table:style-name="ce3" office:value-type="string" calcext:value-type="string">
            <text:p>+2.0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tmus" xlink:type="simple">TMUS</text:a></text:p>
          </table:table-cell>
          <table:table-cell office:value-type="string" calcext:value-type="string">
            <text:p><text:a xlink:href="https://www.nasdaq.com/market-activity/stocks/tmus" xlink:type="simple">T-Mobile US, Inc. Common Stock</text:a></text:p>
          </table:table-cell>
          <table:table-cell office:value-type="float" office:value="180183417932" calcext:value-type="float">
            <text:p>180183417932</text:p>
          </table:table-cell>
          <table:table-cell table:style-name="ce3" office:value-type="string" calcext:value-type="string">
            <text:p>$144.51</text:p>
          </table:table-cell>
          <table:table-cell table:style-name="ce1" office:value-type="float" office:value="2.19" calcext:value-type="float">
            <text:p>2.19</text:p>
          </table:table-cell>
          <table:table-cell table:style-name="ce3" office:value-type="string" calcext:value-type="string">
            <text:p>+1.5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tsla" xlink:type="simple">TSLA</text:a></text:p>
          </table:table-cell>
          <table:table-cell office:value-type="string" calcext:value-type="string">
            <text:p><text:a xlink:href="https://www.nasdaq.com/market-activity/stocks/tsla" xlink:type="simple">Tesla, Inc. Common Stock</text:a></text:p>
          </table:table-cell>
          <table:table-cell office:value-type="float" office:value="577083104874" calcext:value-type="float">
            <text:p>577083104874</text:p>
          </table:table-cell>
          <table:table-cell table:style-name="ce3" office:value-type="string" calcext:value-type="string">
            <text:p>$599.05</text:p>
          </table:table-cell>
          <table:table-cell table:style-name="ce1" office:value-type="float" office:value="26.21" calcext:value-type="float">
            <text:p>26.21</text:p>
          </table:table-cell>
          <table:table-cell table:style-name="ce3" office:value-type="string" calcext:value-type="string">
            <text:p>+4.5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txn" xlink:type="simple">TXN</text:a></text:p>
          </table:table-cell>
          <table:table-cell office:value-type="string" calcext:value-type="string">
            <text:p><text:a xlink:href="https://www.nasdaq.com/market-activity/stocks/txn" xlink:type="simple">Texas Instruments Incorporated Common Stock</text:a></text:p>
          </table:table-cell>
          <table:table-cell office:value-type="float" office:value="175534116017" calcext:value-type="float">
            <text:p>175534116017</text:p>
          </table:table-cell>
          <table:table-cell table:style-name="ce3" office:value-type="string" calcext:value-type="string">
            <text:p>$190.07</text:p>
          </table:table-cell>
          <table:table-cell table:style-name="ce1" office:value-type="float" office:value="4.07" calcext:value-type="float">
            <text:p>4.07</text:p>
          </table:table-cell>
          <table:table-cell table:style-name="ce3" office:value-type="string" calcext:value-type="string">
            <text:p>+2.19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vrsk" xlink:type="simple">VRSK</text:a></text:p>
          </table:table-cell>
          <table:table-cell office:value-type="string" calcext:value-type="string">
            <text:p><text:a xlink:href="https://www.nasdaq.com/market-activity/stocks/vrsk" xlink:type="simple">Verisk Analytics, Inc. Common Stock</text:a></text:p>
          </table:table-cell>
          <table:table-cell office:value-type="float" office:value="27985046716" calcext:value-type="float">
            <text:p>27985046716</text:p>
          </table:table-cell>
          <table:table-cell table:style-name="ce3" office:value-type="string" calcext:value-type="string">
            <text:p>$172.65</text:p>
          </table:table-cell>
          <table:table-cell table:style-name="ce1" office:value-type="float" office:value="0.82" calcext:value-type="float">
            <text:p>0.82</text:p>
          </table:table-cell>
          <table:table-cell table:style-name="ce3" office:value-type="string" calcext:value-type="string">
            <text:p>+0.4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vrsn" xlink:type="simple">VRSN</text:a></text:p>
          </table:table-cell>
          <table:table-cell office:value-type="string" calcext:value-type="string">
            <text:p><text:a xlink:href="https://www.nasdaq.com/market-activity/stocks/vrsn" xlink:type="simple">VeriSign, Inc. Common Stock</text:a></text:p>
          </table:table-cell>
          <table:table-cell office:value-type="float" office:value="24692798965" calcext:value-type="float">
            <text:p>24692798965</text:p>
          </table:table-cell>
          <table:table-cell table:style-name="ce3" office:value-type="string" calcext:value-type="string">
            <text:p>$219.26</text:p>
          </table:table-cell>
          <table:table-cell table:style-name="ce1" office:value-type="float" office:value="3.26" calcext:value-type="float">
            <text:p>3.26</text:p>
          </table:table-cell>
          <table:table-cell table:style-name="ce3" office:value-type="string" calcext:value-type="string">
            <text:p>+1.51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vrtx" xlink:type="simple">VRTX</text:a></text:p>
          </table:table-cell>
          <table:table-cell office:value-type="string" calcext:value-type="string">
            <text:p><text:a xlink:href="https://www.nasdaq.com/market-activity/stocks/vrtx" xlink:type="simple">Vertex Pharmaceuticals Incorporated Common Stock</text:a></text:p>
          </table:table-cell>
          <table:table-cell office:value-type="float" office:value="54343670313" calcext:value-type="float">
            <text:p>54343670313</text:p>
          </table:table-cell>
          <table:table-cell table:style-name="ce3" office:value-type="string" calcext:value-type="string">
            <text:p>$209.93</text:p>
          </table:table-cell>
          <table:table-cell table:style-name="ce1" office:value-type="float" office:value="-1.22" calcext:value-type="float">
            <text:p>-1.22</text:p>
          </table:table-cell>
          <table:table-cell table:style-name="ce3" office:value-type="string" calcext:value-type="string">
            <text:p>-0.58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wba" xlink:type="simple">WBA</text:a></text:p>
          </table:table-cell>
          <table:table-cell office:value-type="string" calcext:value-type="string">
            <text:p><text:a xlink:href="https://www.nasdaq.com/market-activity/stocks/wba" xlink:type="simple">Walgreens Boots Alliance, Inc. Common Stock</text:a></text:p>
          </table:table-cell>
          <table:table-cell office:value-type="float" office:value="47412033827" calcext:value-type="float">
            <text:p>47412033827</text:p>
          </table:table-cell>
          <table:table-cell table:style-name="ce3" office:value-type="string" calcext:value-type="string">
            <text:p>$54.85</text:p>
          </table:table-cell>
          <table:table-cell table:style-name="ce1" office:value-type="float" office:value="0.08" calcext:value-type="float">
            <text:p>0.08</text:p>
          </table:table-cell>
          <table:table-cell table:style-name="ce3" office:value-type="string" calcext:value-type="string">
            <text:p>+0.15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wday" xlink:type="simple">WDAY</text:a></text:p>
          </table:table-cell>
          <table:table-cell office:value-type="string" calcext:value-type="string">
            <text:p><text:a xlink:href="https://www.nasdaq.com/market-activity/stocks/wday" xlink:type="simple">Workday, Inc. Class A Common Stock</text:a></text:p>
          </table:table-cell>
          <table:table-cell office:value-type="float" office:value="55157570000" calcext:value-type="float">
            <text:p>55157570000</text:p>
          </table:table-cell>
          <table:table-cell table:style-name="ce3" office:value-type="string" calcext:value-type="string">
            <text:p>$223.31</text:p>
          </table:table-cell>
          <table:table-cell table:style-name="ce1" office:value-type="float" office:value="2.07" calcext:value-type="float">
            <text:p>2.07</text:p>
          </table:table-cell>
          <table:table-cell table:style-name="ce3" office:value-type="string" calcext:value-type="string">
            <text:p>+0.94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xel" xlink:type="simple">XEL</text:a></text:p>
          </table:table-cell>
          <table:table-cell office:value-type="string" calcext:value-type="string">
            <text:p><text:a xlink:href="https://www.nasdaq.com/market-activity/stocks/xel" xlink:type="simple">Xcel Energy Inc. Common Stock</text:a></text:p>
          </table:table-cell>
          <table:table-cell office:value-type="float" office:value="37717532544" calcext:value-type="float">
            <text:p>37717532544</text:p>
          </table:table-cell>
          <table:table-cell table:style-name="ce3" office:value-type="string" calcext:value-type="string">
            <text:p>$70.08</text:p>
          </table:table-cell>
          <table:table-cell table:style-name="ce1" office:value-type="float" office:value="-0.4" calcext:value-type="float">
            <text:p>-0.4</text:p>
          </table:table-cell>
          <table:table-cell table:style-name="ce3" office:value-type="string" calcext:value-type="string">
            <text:p>-0.57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xlnx" xlink:type="simple">XLNX</text:a></text:p>
          </table:table-cell>
          <table:table-cell office:value-type="string" calcext:value-type="string">
            <text:p><text:a xlink:href="https://www.nasdaq.com/market-activity/stocks/xlnx" xlink:type="simple">Xilinx, Inc. Common Stock</text:a></text:p>
          </table:table-cell>
          <table:table-cell office:value-type="float" office:value="31622399200" calcext:value-type="float">
            <text:p>31622399200</text:p>
          </table:table-cell>
          <table:table-cell table:style-name="ce3" office:value-type="string" calcext:value-type="string">
            <text:p>$128.63</text:p>
          </table:table-cell>
          <table:table-cell table:style-name="ce1" office:value-type="float" office:value="2.8" calcext:value-type="float">
            <text:p>2.8</text:p>
          </table:table-cell>
          <table:table-cell table:style-name="ce3" office:value-type="string" calcext:value-type="string">
            <text:p>+2.23%</text:p>
          </table:table-cell>
        </table:table-row>
        <table:table-row table:style-name="ro2">
          <table:table-cell table:style-name="ce2" office:value-type="string" calcext:value-type="string">
            <text:p><text:a xlink:href="https://www.nasdaq.com/market-activity/stocks/zm" xlink:type="simple">ZM</text:a></text:p>
          </table:table-cell>
          <table:table-cell office:value-type="string" calcext:value-type="string">
            <text:p><text:a xlink:href="https://www.nasdaq.com/market-activity/stocks/zm" xlink:type="simple">Zoom Video Communications, Inc. Class A Common Stock</text:a></text:p>
          </table:table-cell>
          <table:table-cell office:value-type="float" office:value="98938652064" calcext:value-type="float">
            <text:p>98938652064</text:p>
          </table:table-cell>
          <table:table-cell table:style-name="ce3" office:value-type="string" calcext:value-type="string">
            <text:p>$336.00</text:p>
          </table:table-cell>
          <table:table-cell table:style-name="ce1" office:value-type="float" office:value="16.99" calcext:value-type="float">
            <text:p>16.99</text:p>
          </table:table-cell>
          <table:table-cell table:style-name="ce3" office:value-type="string" calcext:value-type="string">
            <text:p>+5.33%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5T18:49:08.498374320</meta:creation-date>
    <dc:date>2021-06-05T18:56:49.804725263</dc:date>
    <meta:editing-duration>PT7M43S</meta:editing-duration>
    <meta:editing-cycles>2</meta:editing-cycles>
    <meta:generator>LibreOffice/6.0.7.3$Linux_X86_64 LibreOffice_project/00m0$Build-3</meta:generator>
    <meta:document-statistic meta:table-count="1" meta:cell-count="915" meta:object-count="0"/>
  </office:meta>
</office:document-meta>
</file>